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5.39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chier</text:p>
          </table:table-cell>
          <table:table-cell table:style-name="ce2" office:value-type="string" calcext:value-type="string">
            <text:p>nom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couleur</text:p>
          </table:table-cell>
        </table:table-row>
        <table:table-row table:style-name="ro1">
          <table:table-cell office:value-type="string" calcext:value-type="string">
            <text:p>dragoparis.fr/originaux/broche/secrétaire.jpg</text:p>
          </table:table-cell>
          <table:table-cell office:value-type="string" calcext:value-type="string">
            <text:p>secrétai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dragoparis.fr/originaux/broche/trésorier.jpg</text:p>
          </table:table-cell>
          <table:table-cell office:value-type="string" calcext:value-type="string">
            <text:p>trésorier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dragoparis.fr/originaux/broche/vice_président.jpg</text:p>
          </table:table-cell>
          <table:table-cell office:value-type="string" calcext:value-type="string">
            <text:p>vice présiden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dragoparis.fr/originaux/chiffres/0.j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1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2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3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4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5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6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7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8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chiffres/9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abeille.jpg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aigle.jpg</text:p>
          </table:table-cell>
          <table:table-cell office:value-type="string" calcext:value-type="string">
            <text:p>aig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ancre.jpg</text:p>
          </table:table-cell>
          <table:table-cell office:value-type="string" calcext:value-type="string">
            <text:p>anc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bacchus.jpg</text:p>
          </table:table-cell>
          <table:table-cell office:value-type="string" calcext:value-type="string">
            <text:p>bacchu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balance.jp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Bouteille_de_bordeau.jpg</text:p>
          </table:table-cell>
          <table:table-cell office:value-type="string" calcext:value-type="string">
            <text:p>Bouteille de bordea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bouteille_de_champagne.jpg</text:p>
          </table:table-cell>
          <table:table-cell office:value-type="string" calcext:value-type="string">
            <text:p>bouteille de champagn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aducée_commerce.jpg</text:p>
          </table:table-cell>
          <table:table-cell office:value-type="string" calcext:value-type="string">
            <text:p>caducée commerc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aducée_médecine.jpg</text:p>
          </table:table-cell>
          <table:table-cell office:value-type="string" calcext:value-type="string">
            <text:p>caducée médecin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hameau.jpg</text:p>
          </table:table-cell>
          <table:table-cell office:value-type="string" calcext:value-type="string">
            <text:p>chamea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houette.jpg</text:p>
          </table:table-cell>
          <table:table-cell office:value-type="string" calcext:value-type="string">
            <text:p>chouet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iseaux.jpg</text:p>
          </table:table-cell>
          <table:table-cell office:value-type="string" calcext:value-type="string">
            <text:p>ciseaux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ochon.jpg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omète.jpg</text:p>
          </table:table-cell>
          <table:table-cell office:value-type="string" calcext:value-type="string">
            <text:p>comè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oq.jpg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ornue_et_ballon.jpg</text:p>
          </table:table-cell>
          <table:table-cell office:value-type="string" calcext:value-type="string">
            <text:p>cornue et ballo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cor_de_chasse.jpg</text:p>
          </table:table-cell>
          <table:table-cell office:value-type="string" calcext:value-type="string">
            <text:p>cor de chass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double_palme.jpg</text:p>
          </table:table-cell>
          <table:table-cell office:value-type="string" calcext:value-type="string">
            <text:p>double palm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equerre_et_compas.jpg</text:p>
          </table:table-cell>
          <table:table-cell office:value-type="string" calcext:value-type="string">
            <text:p>equerre et compa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faux.jpg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fer_à_cheval.jpg</text:p>
          </table:table-cell>
          <table:table-cell office:value-type="string" calcext:value-type="string">
            <text:p>fer à cheval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feuille_de_vigne.jpg</text:p>
          </table:table-cell>
          <table:table-cell office:value-type="string" calcext:value-type="string">
            <text:p>feuille de vign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fleur_de_lys.jpg</text:p>
          </table:table-cell>
          <table:table-cell office:value-type="string" calcext:value-type="string">
            <text:p>fleur de ly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flèche.jpg</text:p>
          </table:table-cell>
          <table:table-cell office:value-type="string" calcext:value-type="string">
            <text:p>flèch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fourchette.jpg</text:p>
          </table:table-cell>
          <table:table-cell office:value-type="string" calcext:value-type="string">
            <text:p>fourchet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grappe_de_raisin.jpg</text:p>
          </table:table-cell>
          <table:table-cell office:value-type="string" calcext:value-type="string">
            <text:p>grappe de raisi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grenouille.jpg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lime.jpg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lion.jp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livre_ouvert_et_plume.jpg</text:p>
          </table:table-cell>
          <table:table-cell office:value-type="string" calcext:value-type="string">
            <text:p>livre ouvert et plum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lune.jpg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lyre.jpg</text:p>
          </table:table-cell>
          <table:table-cell office:value-type="string" calcext:value-type="string">
            <text:p>ly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marteau_et_maillet.jpg</text:p>
          </table:table-cell>
          <table:table-cell office:value-type="string" calcext:value-type="string">
            <text:p>marteau et maille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molaire.jpg</text:p>
          </table:table-cell>
          <table:table-cell office:value-type="string" calcext:value-type="string">
            <text:p>molai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palette_de_peinture.jpg</text:p>
          </table:table-cell>
          <table:table-cell office:value-type="string" calcext:value-type="string">
            <text:p>palette de peintu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palme_croisée_chêne_et_laurier.jpg</text:p>
          </table:table-cell>
          <table:table-cell office:value-type="string" calcext:value-type="string">
            <text:p>palme croisée chêne et laurier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palme_large.jpg</text:p>
          </table:table-cell>
          <table:table-cell office:value-type="string" calcext:value-type="string">
            <text:p>palme larg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palme_simple.jpg</text:p>
          </table:table-cell>
          <table:table-cell office:value-type="string" calcext:value-type="string">
            <text:p>palme simp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parapluie_fermé.jpg</text:p>
          </table:table-cell>
          <table:table-cell office:value-type="string" calcext:value-type="string">
            <text:p>parapluie fermé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plume.jpg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poule.jpg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rose.jp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roue_dentée.jpg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sanglier.jpg</text:p>
          </table:table-cell>
          <table:table-cell office:value-type="string" calcext:value-type="string">
            <text:p>sanglier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sphinx.jpg</text:p>
          </table:table-cell>
          <table:table-cell office:value-type="string" calcext:value-type="string">
            <text:p>sphinx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squelette.jpg</text:p>
          </table:table-cell>
          <table:table-cell office:value-type="string" calcext:value-type="string">
            <text:p>squelet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tête_de_cheval.jpg</text:p>
          </table:table-cell>
          <table:table-cell office:value-type="string" calcext:value-type="string">
            <text:p>tête de cheval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tête_de_mort.jpg</text:p>
          </table:table-cell>
          <table:table-cell office:value-type="string" calcext:value-type="string">
            <text:p>tête de mor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tête_de_mort_et_femurs_croisés.jpg</text:p>
          </table:table-cell>
          <table:table-cell office:value-type="string" calcext:value-type="string">
            <text:p>tête de mort et femurs croisé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tête_de_vache.jpg</text:p>
          </table:table-cell>
          <table:table-cell office:value-type="string" calcext:value-type="string">
            <text:p>tête de vach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épi_de_blé.jpg</text:p>
          </table:table-cell>
          <table:table-cell office:value-type="string" calcext:value-type="string">
            <text:p>épi de blé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épi_de_blé_et_faucille.jpg</text:p>
          </table:table-cell>
          <table:table-cell office:value-type="string" calcext:value-type="string">
            <text:p>épi de blé et faucil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épée.jpg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étoile_et_foudre.jpg</text:p>
          </table:table-cell>
          <table:table-cell office:value-type="string" calcext:value-type="string">
            <text:p>étoile et foud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étoile_grande.jpg</text:p>
          </table:table-cell>
          <table:table-cell office:value-type="string" calcext:value-type="string">
            <text:p>étoile grand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/étoile_petite.jpg</text:p>
          </table:table-cell>
          <table:table-cell office:value-type="string" calcext:value-type="string">
            <text:p>étoile peti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insignes_argent/grenouille_argentée.jpg</text:p>
          </table:table-cell>
          <table:table-cell office:value-type="string" calcext:value-type="string">
            <text:p>grenouille argent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dragoparis.fr/originaux/insignes_argent/étoile_grande_argentée.jpg</text:p>
          </table:table-cell>
          <table:table-cell office:value-type="string" calcext:value-type="string">
            <text:p>étoile grande argent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dragoparis.fr/originaux/insignes_argent/étoile_petite_argentée.jpg</text:p>
          </table:table-cell>
          <table:table-cell office:value-type="string" calcext:value-type="string">
            <text:p>étoile petite argent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dragoparis.fr/originaux/lettres/A.jp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B.jp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C.jp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D.jp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E.jp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F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G.jp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H.jp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I.jp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J.jp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K.jp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L.j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M.jp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N.jp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O.jp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P.jp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Q.jp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R.j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S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T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U.jp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V.jp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W.jp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X.jp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Y.jp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/Z.jp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bêta.jpg</text:p>
          </table:table-cell>
          <table:table-cell office:value-type="string" calcext:value-type="string">
            <text:p>bêt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delta.jpg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epsilon.jpg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gamma.jpg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mu.jp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phi.jpg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psi.jpg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rhô.jpg</text:p>
          </table:table-cell>
          <table:table-cell office:value-type="string" calcext:value-type="string">
            <text:p>rhô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lettres_greques/sigma.jpg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dragoparis.fr/originaux/potager/betterave.jpg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dragoparis.fr/originaux/potager/carotte.jpg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dragoparis.fr/originaux/potager/navet.jpg</text:p>
          </table:table-cell>
          <table:table-cell office:value-type="string" calcext:value-type="string">
            <text:p>nave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dragoparis.fr/originaux/potager/poireau.jpg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belgique/2_sexes.jpg</text:p>
          </table:table-cell>
          <table:table-cell office:value-type="string" calcext:value-type="string">
            <text:p>2 sex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aigle_germain.jpg</text:p>
          </table:table-cell>
          <table:table-cell office:value-type="string" calcext:value-type="string">
            <text:p>aigle germa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alambic.jpg</text:p>
          </table:table-cell>
          <table:table-cell office:value-type="string" calcext:value-type="string">
            <text:p>alambic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ane_cadichon.jpg</text:p>
          </table:table-cell>
          <table:table-cell office:value-type="string" calcext:value-type="string">
            <text:p>ane cadich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anneaux_olympiques_couleurs.jpg</text:p>
          </table:table-cell>
          <table:table-cell office:value-type="string" calcext:value-type="string">
            <text:p>anneaux olympiques couleur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arobase.jpg</text:p>
          </table:table-cell>
          <table:table-cell office:value-type="string" calcext:value-type="string">
            <text:p>aroba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bacchus.jpg</text:p>
          </table:table-cell>
          <table:table-cell office:value-type="string" calcext:value-type="string">
            <text:p>bacchu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bacchus_argent.jpg</text:p>
          </table:table-cell>
          <table:table-cell office:value-type="string" calcext:value-type="string">
            <text:p>bacchus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ballon_et_cornu.jpg</text:p>
          </table:table-cell>
          <table:table-cell office:value-type="string" calcext:value-type="string">
            <text:p>ballon et corn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bobine.jpg</text:p>
          </table:table-cell>
          <table:table-cell office:value-type="string" calcext:value-type="string">
            <text:p>bob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bobine_et_eclairs.jpg</text:p>
          </table:table-cell>
          <table:table-cell office:value-type="string" calcext:value-type="string">
            <text:p>bobine et eclair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boulon_argent.jpg</text:p>
          </table:table-cell>
          <table:table-cell office:value-type="string" calcext:value-type="string">
            <text:p>boulon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bourse.jpg</text:p>
          </table:table-cell>
          <table:table-cell office:value-type="string" calcext:value-type="string">
            <text:p>bour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adenas.jpg</text:p>
          </table:table-cell>
          <table:table-cell office:value-type="string" calcext:value-type="string">
            <text:p>cadena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aducee_psychologie.jpg</text:p>
          </table:table-cell>
          <table:table-cell office:value-type="string" calcext:value-type="string">
            <text:p>caducee psychologi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aducée_d_hermes.jpg</text:p>
          </table:table-cell>
          <table:table-cell office:value-type="string" calcext:value-type="string">
            <text:p>caducée d herm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aducée_kinisitherapie.jpg</text:p>
          </table:table-cell>
          <table:table-cell office:value-type="string" calcext:value-type="string">
            <text:p>caducée kinisitherapi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aducée_médecine_2.jpg</text:p>
          </table:table-cell>
          <table:table-cell office:value-type="string" calcext:value-type="string">
            <text:p>caducée médecine 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aducée_veterinaire.jpg</text:p>
          </table:table-cell>
          <table:table-cell office:value-type="string" calcext:value-type="string">
            <text:p>caducée veterinai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alice.jpg</text:p>
          </table:table-cell>
          <table:table-cell office:value-type="string" calcext:value-type="string">
            <text:p>cali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artes.jpg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erf.jpg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hameau.jpg</text:p>
          </table:table-cell>
          <table:table-cell office:value-type="string" calcext:value-type="string">
            <text:p>cham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harrue.jpg</text:p>
          </table:table-cell>
          <table:table-cell office:value-type="string" calcext:value-type="string">
            <text:p>charr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hope.jpg</text:p>
          </table:table-cell>
          <table:table-cell office:value-type="string" calcext:value-type="string">
            <text:p>cho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lés.jpg</text:p>
          </table:table-cell>
          <table:table-cell office:value-type="string" calcext:value-type="string">
            <text:p>clé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oq_wallon.jpg</text:p>
          </table:table-cell>
          <table:table-cell office:value-type="string" calcext:value-type="string">
            <text:p>coq wal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ouronne.jpg</text:p>
          </table:table-cell>
          <table:table-cell office:value-type="string" calcext:value-type="string">
            <text:p>couron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ouronne_argent.jpg</text:p>
          </table:table-cell>
          <table:table-cell office:value-type="string" calcext:value-type="string">
            <text:p>couronn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crabe.jpg</text:p>
          </table:table-cell>
          <table:table-cell office:value-type="string" calcext:value-type="string">
            <text:p>crab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djandjan.jpg</text:p>
          </table:table-cell>
          <table:table-cell office:value-type="string" calcext:value-type="string">
            <text:p>djandja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dé.jpg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escargot.jpg</text:p>
          </table:table-cell>
          <table:table-cell office:value-type="string" calcext:value-type="string">
            <text:p>escargo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flambeaux_entrecroises.jpg</text:p>
          </table:table-cell>
          <table:table-cell office:value-type="string" calcext:value-type="string">
            <text:p>flambeaux entrecrois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gazelle.jpg</text:p>
          </table:table-cell>
          <table:table-cell office:value-type="string" calcext:value-type="string">
            <text:p>gaze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girafe.jpg</text:p>
          </table:table-cell>
          <table:table-cell office:value-type="string" calcext:value-type="string">
            <text:p>giraf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grenouille_argent.jpg</text:p>
          </table:table-cell>
          <table:table-cell office:value-type="string" calcext:value-type="string">
            <text:p>grenouill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homard.jpg</text:p>
          </table:table-cell>
          <table:table-cell office:value-type="string" calcext:value-type="string">
            <text:p>homard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hure.jpg</text:p>
          </table:table-cell>
          <table:table-cell office:value-type="string" calcext:value-type="string">
            <text:p>hu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kangourou.jpg</text:p>
          </table:table-cell>
          <table:table-cell office:value-type="string" calcext:value-type="string">
            <text:p>kangouro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koala.jpg</text:p>
          </table:table-cell>
          <table:table-cell office:value-type="string" calcext:value-type="string">
            <text:p>koala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le_fou.jpg</text:p>
          </table:table-cell>
          <table:table-cell office:value-type="string" calcext:value-type="string">
            <text:p>le fo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licorne.jpg</text:p>
          </table:table-cell>
          <table:table-cell office:value-type="string" calcext:value-type="string">
            <text:p>licor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locomotive.jpg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mains_serrees.jpg</text:p>
          </table:table-cell>
          <table:table-cell office:value-type="string" calcext:value-type="string">
            <text:p>mains serre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manneken_pis.jpg</text:p>
          </table:table-cell>
          <table:table-cell office:value-type="string" calcext:value-type="string">
            <text:p>manneken p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marteau_compas_piolet.jpg</text:p>
          </table:table-cell>
          <table:table-cell office:value-type="string" calcext:value-type="string">
            <text:p>marteau compas piole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masques_de_comedie.jpg</text:p>
          </table:table-cell>
          <table:table-cell office:value-type="string" calcext:value-type="string">
            <text:p>masques de comedi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palmier.jpg</text:p>
          </table:table-cell>
          <table:table-cell office:value-type="string" calcext:value-type="string">
            <text:p>palm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papillon.jpg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perron_liegeois.jpg</text:p>
          </table:table-cell>
          <table:table-cell office:value-type="string" calcext:value-type="string">
            <text:p>perron liegeo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perroquet_sur_perchoir.jpg</text:p>
          </table:table-cell>
          <table:table-cell office:value-type="string" calcext:value-type="string">
            <text:p>perroquet sur perchoi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piolets_doubles_et_croises.jpg</text:p>
          </table:table-cell>
          <table:table-cell office:value-type="string" calcext:value-type="string">
            <text:p>piolets doubles et crois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poignard.jpg</text:p>
          </table:table-cell>
          <table:table-cell office:value-type="string" calcext:value-type="string">
            <text:p>poignard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polytechnique.jpg</text:p>
          </table:table-cell>
          <table:table-cell office:value-type="string" calcext:value-type="string">
            <text:p>polytechniq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polytechnique_argent.jpg</text:p>
          </table:table-cell>
          <table:table-cell office:value-type="string" calcext:value-type="string">
            <text:p>polytechniqu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rat.jpg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sabot.jpg</text:p>
          </table:table-cell>
          <table:table-cell office:value-type="string" calcext:value-type="string">
            <text:p>sabo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singe_du_grand_garde.jpg</text:p>
          </table:table-cell>
          <table:table-cell office:value-type="string" calcext:value-type="string">
            <text:p>singe du grand gard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skis.jpg</text:p>
          </table:table-cell>
          <table:table-cell office:value-type="string" calcext:value-type="string">
            <text:p>sk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solvay.jpg</text:p>
          </table:table-cell>
          <table:table-cell office:value-type="string" calcext:value-type="string">
            <text:p>solvay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squelette.jpg</text:p>
          </table:table-cell>
          <table:table-cell office:value-type="string" calcext:value-type="string">
            <text:p>sque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ambour.jpg</text:p>
          </table:table-cell>
          <table:table-cell office:value-type="string" calcext:value-type="string">
            <text:p>tambou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elephone.jpg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ete_de_buffle.jpg</text:p>
          </table:table-cell>
          <table:table-cell office:value-type="string" calcext:value-type="string">
            <text:p>tete de buff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ete_de_loup_de_face.jpg</text:p>
          </table:table-cell>
          <table:table-cell office:value-type="string" calcext:value-type="string">
            <text:p>tete de loup de fa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ete_de_loup_de_profil.jpg</text:p>
          </table:table-cell>
          <table:table-cell office:value-type="string" calcext:value-type="string">
            <text:p>tete de loup de profi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ete_d_indien.jpg</text:p>
          </table:table-cell>
          <table:table-cell office:value-type="string" calcext:value-type="string">
            <text:p>tete d indie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ore.jpg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rêfle_à_4_feuilles.jpg</text:p>
          </table:table-cell>
          <table:table-cell office:value-type="string" calcext:value-type="string">
            <text:p>trêfle à 4 feuill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tête_de_chaval.jpg</text:p>
          </table:table-cell>
          <table:table-cell office:value-type="string" calcext:value-type="string">
            <text:p>tête de cha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valise.jpg</text:p>
          </table:table-cell>
          <table:table-cell office:value-type="string" calcext:value-type="string">
            <text:p>vali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étoile6.jpg</text:p>
          </table:table-cell>
          <table:table-cell office:value-type="string" calcext:value-type="string">
            <text:p>étoile6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elgique/étoile6_argent.jpg</text:p>
          </table:table-cell>
          <table:table-cell office:value-type="string" calcext:value-type="string">
            <text:p>étoile6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folygraphie.com/originaux/belgique/étoile_grande.jpg</text:p>
          </table:table-cell>
          <table:table-cell office:value-type="string" calcext:value-type="string">
            <text:p>étoile grand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broches/gc.jp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broches/gm.jpg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broches/président.jpg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broches/trésorier.jpg</text:p>
          </table:table-cell>
          <table:table-cell office:value-type="string" calcext:value-type="string">
            <text:p>trésor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broches/vice_président.jpg</text:p>
          </table:table-cell>
          <table:table-cell office:value-type="string" calcext:value-type="string">
            <text:p>vice présid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broches/V_FAC02.jpg</text:p>
          </table:table-cell>
          <table:table-cell office:value-type="string" calcext:value-type="string">
            <text:p>V FAC0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broches/V_FAC03.jpg</text:p>
          </table:table-cell>
          <table:table-cell office:value-type="string" calcext:value-type="string">
            <text:p>V FAC03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broches/V_FAC04.jpg</text:p>
          </table:table-cell>
          <table:table-cell office:value-type="string" calcext:value-type="string">
            <text:p>V FAC04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insignes/abeille.jpg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ancre.JPG</text:p>
          </table:table-cell>
          <table:table-cell office:value-type="string" calcext:value-type="string">
            <text:p>ancr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araignée.jpg</text:p>
          </table:table-cell>
          <table:table-cell office:value-type="string" calcext:value-type="string">
            <text:p>araign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bacchus.jpg</text:p>
          </table:table-cell>
          <table:table-cell office:value-type="string" calcext:value-type="string">
            <text:p>bacchu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balance.jp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bouteille_de_bordeaux.jpg</text:p>
          </table:table-cell>
          <table:table-cell office:value-type="string" calcext:value-type="string">
            <text:p>bouteille de bord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bouteille_de_champagne.jpg</text:p>
          </table:table-cell>
          <table:table-cell office:value-type="string" calcext:value-type="string">
            <text:p>bouteille de champa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bébé.jpg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aducée.jpg</text:p>
          </table:table-cell>
          <table:table-cell office:value-type="string" calcext:value-type="string">
            <text:p>caduc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aducée_coupe.jpg</text:p>
          </table:table-cell>
          <table:table-cell office:value-type="string" calcext:value-type="string">
            <text:p>caducée cou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aducée_mercure.jpg</text:p>
          </table:table-cell>
          <table:table-cell office:value-type="string" calcext:value-type="string">
            <text:p>caducée mercu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aducée_médecine.jpg</text:p>
          </table:table-cell>
          <table:table-cell office:value-type="string" calcext:value-type="string">
            <text:p>caducée médec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asque_de_périclès.jpg</text:p>
          </table:table-cell>
          <table:table-cell office:value-type="string" calcext:value-type="string">
            <text:p>casque de périclè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hameau.jpg</text:p>
          </table:table-cell>
          <table:table-cell office:value-type="string" calcext:value-type="string">
            <text:p>cham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hardon.jpg</text:p>
          </table:table-cell>
          <table:table-cell office:value-type="string" calcext:value-type="string">
            <text:p>chard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hat.jpg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hauve.jpg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houette.jpg</text:p>
          </table:table-cell>
          <table:table-cell office:value-type="string" calcext:value-type="string">
            <text:p>chou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houette_à_2_tête.jpg</text:p>
          </table:table-cell>
          <table:table-cell office:value-type="string" calcext:value-type="string">
            <text:p>chouette à 2 tê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igale.jpg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iseaux.jpg</text:p>
          </table:table-cell>
          <table:table-cell office:value-type="string" calcext:value-type="string">
            <text:p>cis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lé_de_sol.jpg</text:p>
          </table:table-cell>
          <table:table-cell office:value-type="string" calcext:value-type="string">
            <text:p>clé de so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ochon.jpg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ocotte_en_papier.jpg</text:p>
          </table:table-cell>
          <table:table-cell office:value-type="string" calcext:value-type="string">
            <text:p>cocotte en pap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onue_et_balon.jpg</text:p>
          </table:table-cell>
          <table:table-cell office:value-type="string" calcext:value-type="string">
            <text:p>conue et ba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oq (2).jpg</text:p>
          </table:table-cell>
          <table:table-cell office:value-type="string" calcext:value-type="string">
            <text:p>coq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oq.jpg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or_de_chasse.jpg</text:p>
          </table:table-cell>
          <table:table-cell office:value-type="string" calcext:value-type="string">
            <text:p>cor de chas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croix_d_ankh.jpg</text:p>
          </table:table-cell>
          <table:table-cell office:value-type="string" calcext:value-type="string">
            <text:p>croix d ankh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ar_à_cheval.jpg</text:p>
          </table:table-cell>
          <table:table-cell office:value-type="string" calcext:value-type="string">
            <text:p>far à che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aux.jpg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euille_de_vigne.jpg</text:p>
          </table:table-cell>
          <table:table-cell office:value-type="string" calcext:value-type="string">
            <text:p>feuille de vi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lament_rose.jpg</text:p>
          </table:table-cell>
          <table:table-cell office:value-type="string" calcext:value-type="string">
            <text:p>flament ro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leur_de_lys.JPG</text:p>
          </table:table-cell>
          <table:table-cell office:value-type="string" calcext:value-type="string">
            <text:p>fleur de lys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lêche.jpg</text:p>
          </table:table-cell>
          <table:table-cell office:value-type="string" calcext:value-type="string">
            <text:p>flê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ourchette.jpg</text:p>
          </table:table-cell>
          <table:table-cell office:value-type="string" calcext:value-type="string">
            <text:p>fourch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ourchettes_croisées (2).jpg</text:p>
          </table:table-cell>
          <table:table-cell office:value-type="string" calcext:value-type="string">
            <text:p>fourchettes croisées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fourchettes_croisées.jpg</text:p>
          </table:table-cell>
          <table:table-cell office:value-type="string" calcext:value-type="string">
            <text:p>fourchettes croisé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globe.jpg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grappe_de_raisin (2).jpg</text:p>
          </table:table-cell>
          <table:table-cell office:value-type="string" calcext:value-type="string">
            <text:p>grappe de raisin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grappe_de_raisin.jpg</text:p>
          </table:table-cell>
          <table:table-cell office:value-type="string" calcext:value-type="string">
            <text:p>grappe de rais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grenouille (2).jpg</text:p>
          </table:table-cell>
          <table:table-cell office:value-type="string" calcext:value-type="string">
            <text:p>grenouille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grenouille.jpg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guitare.jpg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hache.jpg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hermine.jpg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hx.jpg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lime.JPG</text:p>
          </table:table-cell>
          <table:table-cell office:value-type="string" calcext:value-type="string">
            <text:p>lim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lion.jp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livre_ouvert_et_plume.jpg</text:p>
          </table:table-cell>
          <table:table-cell office:value-type="string" calcext:value-type="string">
            <text:p>livre ouvert et plu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lune.jpg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lyre.jpg</text:p>
          </table:table-cell>
          <table:table-cell office:value-type="string" calcext:value-type="string">
            <text:p>ly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mammouth.jpg</text:p>
          </table:table-cell>
          <table:table-cell office:value-type="string" calcext:value-type="string">
            <text:p>mammouth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marteau_et_maillet.jpg</text:p>
          </table:table-cell>
          <table:table-cell office:value-type="string" calcext:value-type="string">
            <text:p>marteau et maille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menottes.jpg</text:p>
          </table:table-cell>
          <table:table-cell office:value-type="string" calcext:value-type="string">
            <text:p>menott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molaire.jpg</text:p>
          </table:table-cell>
          <table:table-cell office:value-type="string" calcext:value-type="string">
            <text:p>molai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moulin.jpg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nounous.jpg</text:p>
          </table:table-cell>
          <table:table-cell office:value-type="string" calcext:value-type="string">
            <text:p>nounou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1100323_small.jpg</text:p>
          </table:table-cell>
          <table:table-cell office:value-type="string" calcext:value-type="string">
            <text:p>p1100323 smal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lette (2).jpg</text:p>
          </table:table-cell>
          <table:table-cell office:value-type="string" calcext:value-type="string">
            <text:p>palette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lette.jpg</text:p>
          </table:table-cell>
          <table:table-cell office:value-type="string" calcext:value-type="string">
            <text:p>pa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lme_double.JPG</text:p>
          </table:table-cell>
          <table:table-cell office:value-type="string" calcext:value-type="string">
            <text:p>palme doubl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lme_gande.JPG</text:p>
          </table:table-cell>
          <table:table-cell office:value-type="string" calcext:value-type="string">
            <text:p>palme gand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lme_petite.JPG</text:p>
          </table:table-cell>
          <table:table-cell office:value-type="string" calcext:value-type="string">
            <text:p>palme petit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pillon.jpg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rapluie_fermé (2).jpg</text:p>
          </table:table-cell>
          <table:table-cell office:value-type="string" calcext:value-type="string">
            <text:p>parapluie fermé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rapluie_fermé.jpg</text:p>
          </table:table-cell>
          <table:table-cell office:value-type="string" calcext:value-type="string">
            <text:p>parapluie ferm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rapluie_ouvert.jpg</text:p>
          </table:table-cell>
          <table:table-cell office:value-type="string" calcext:value-type="string">
            <text:p>parapluie ouver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atin_à_roulettes.jpg</text:p>
          </table:table-cell>
          <table:table-cell office:value-type="string" calcext:value-type="string">
            <text:p>patin à roulett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endu.jpg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ensée.jpg</text:p>
          </table:table-cell>
          <table:table-cell office:value-type="string" calcext:value-type="string">
            <text:p>pens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igeon.jpg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lame_double.jpg</text:p>
          </table:table-cell>
          <table:table-cell office:value-type="string" calcext:value-type="string">
            <text:p>plame doub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lume (2).JPG</text:p>
          </table:table-cell>
          <table:table-cell office:value-type="string" calcext:value-type="string">
            <text:p>plume (2)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lume.jpg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oule.jpg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poulpe.jpg</text:p>
          </table:table-cell>
          <table:table-cell office:value-type="string" calcext:value-type="string">
            <text:p>poul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raquette_de_tennis.jpg</text:p>
          </table:table-cell>
          <table:table-cell office:value-type="string" calcext:value-type="string">
            <text:p>raquette de tenn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rose (2).jpg</text:p>
          </table:table-cell>
          <table:table-cell office:value-type="string" calcext:value-type="string">
            <text:p>rose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rose.jp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sanglier.jpg</text:p>
          </table:table-cell>
          <table:table-cell office:value-type="string" calcext:value-type="string">
            <text:p>sang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seringue.jpg</text:p>
          </table:table-cell>
          <table:table-cell office:value-type="string" calcext:value-type="string">
            <text:p>sering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singe.jpg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soleil.jpg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sous_troué.jpg</text:p>
          </table:table-cell>
          <table:table-cell office:value-type="string" calcext:value-type="string">
            <text:p>sous trou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sphynx.jpg</text:p>
          </table:table-cell>
          <table:table-cell office:value-type="string" calcext:value-type="string">
            <text:p>sphyn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squelette (2).jpg</text:p>
          </table:table-cell>
          <table:table-cell office:value-type="string" calcext:value-type="string">
            <text:p>squelette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squelette.jpg</text:p>
          </table:table-cell>
          <table:table-cell office:value-type="string" calcext:value-type="string">
            <text:p>sque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taste_vin.JPG</text:p>
          </table:table-cell>
          <table:table-cell office:value-type="string" calcext:value-type="string">
            <text:p>taste vin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tortue.jpg</text:p>
          </table:table-cell>
          <table:table-cell office:value-type="string" calcext:value-type="string">
            <text:p>tort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tête_de_cheval.jpg</text:p>
          </table:table-cell>
          <table:table-cell office:value-type="string" calcext:value-type="string">
            <text:p>tête de che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tête_de_mort.JPG</text:p>
          </table:table-cell>
          <table:table-cell office:value-type="string" calcext:value-type="string">
            <text:p>tête de mort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tête_de_mort_et_fémurs_croisés.jpg</text:p>
          </table:table-cell>
          <table:table-cell office:value-type="string" calcext:value-type="string">
            <text:p>tête de mort et fémurs croisé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tête_de_vache.JPG</text:p>
          </table:table-cell>
          <table:table-cell office:value-type="string" calcext:value-type="string">
            <text:p>tête de vach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voilier.jpg</text:p>
          </table:table-cell>
          <table:table-cell office:value-type="string" calcext:value-type="string">
            <text:p>voi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volant.jpg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cureil.jpg</text:p>
          </table:table-cell>
          <table:table-cell office:value-type="string" calcext:value-type="string">
            <text:p>écurei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léphant.jpg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pi_de_blé_et_faucille.jpg</text:p>
          </table:table-cell>
          <table:table-cell office:value-type="string" calcext:value-type="string">
            <text:p>épi de blé et fauc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pée.jpg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querre_et_compas.jpg</text:p>
          </table:table-cell>
          <table:table-cell office:value-type="string" calcext:value-type="string">
            <text:p>équerre et compa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toile.JPG</text:p>
          </table:table-cell>
          <table:table-cell office:value-type="string" calcext:value-type="string">
            <text:p>étoil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toile_de_mer.jpg</text:p>
          </table:table-cell>
          <table:table-cell office:value-type="string" calcext:value-type="string">
            <text:p>étoile de m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toile_et_foudre.jpg</text:p>
          </table:table-cell>
          <table:table-cell office:value-type="string" calcext:value-type="string">
            <text:p>étoile et foud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toile_grande.jpg</text:p>
          </table:table-cell>
          <table:table-cell office:value-type="string" calcext:value-type="string">
            <text:p>étoile grand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toile_petite.jpg</text:p>
          </table:table-cell>
          <table:table-cell office:value-type="string" calcext:value-type="string">
            <text:p>étoile peti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/étoile_petite2.JPG</text:p>
          </table:table-cell>
          <table:table-cell office:value-type="string" calcext:value-type="string">
            <text:p>étoile petite2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argent/tortue_argent.jpg</text:p>
          </table:table-cell>
          <table:table-cell office:value-type="string" calcext:value-type="string">
            <text:p>tortu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folygraphie.com/originaux/insignes_argent/étoile_argent.jpg</text:p>
          </table:table-cell>
          <table:table-cell office:value-type="string" calcext:value-type="string">
            <text:p>étoil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folygraphie.com/originaux/insignes_paris/abeille.jpg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ancre.jpg</text:p>
          </table:table-cell>
          <table:table-cell office:value-type="string" calcext:value-type="string">
            <text:p>anc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appareil_photo.jpg</text:p>
          </table:table-cell>
          <table:table-cell office:value-type="string" calcext:value-type="string">
            <text:p>appareil photo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bacchus.jpg</text:p>
          </table:table-cell>
          <table:table-cell office:value-type="string" calcext:value-type="string">
            <text:p>bacchu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bacchus_argent.jpg</text:p>
          </table:table-cell>
          <table:table-cell office:value-type="string" calcext:value-type="string">
            <text:p>bacchus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folygraphie.com/originaux/insignes_paris/balance.jp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ballon_et_cornue.jpg</text:p>
          </table:table-cell>
          <table:table-cell office:value-type="string" calcext:value-type="string">
            <text:p>ballon et corn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bouteille_de_bordeaux.jpg</text:p>
          </table:table-cell>
          <table:table-cell office:value-type="string" calcext:value-type="string">
            <text:p>bouteille de bord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bouteille_de_champagne.jpg</text:p>
          </table:table-cell>
          <table:table-cell office:value-type="string" calcext:value-type="string">
            <text:p>bouteille de champa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aducée_médecine.jpg</text:p>
          </table:table-cell>
          <table:table-cell office:value-type="string" calcext:value-type="string">
            <text:p>caducée médec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aducée_pharma.jpg</text:p>
          </table:table-cell>
          <table:table-cell office:value-type="string" calcext:value-type="string">
            <text:p>caducée pharma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anard.jpg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asque_de_périclès.jpg</text:p>
          </table:table-cell>
          <table:table-cell office:value-type="string" calcext:value-type="string">
            <text:p>casque de périclè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hameau.jpg</text:p>
          </table:table-cell>
          <table:table-cell office:value-type="string" calcext:value-type="string">
            <text:p>cham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hardon_lorrain.jpg</text:p>
          </table:table-cell>
          <table:table-cell office:value-type="string" calcext:value-type="string">
            <text:p>chardon lorra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hauve_souris.jpg</text:p>
          </table:table-cell>
          <table:table-cell office:value-type="string" calcext:value-type="string">
            <text:p>chauve sour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hope.jpg</text:p>
          </table:table-cell>
          <table:table-cell office:value-type="string" calcext:value-type="string">
            <text:p>cho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houette.jpg</text:p>
          </table:table-cell>
          <table:table-cell office:value-type="string" calcext:value-type="string">
            <text:p>chou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igogne.jpg</text:p>
          </table:table-cell>
          <table:table-cell office:value-type="string" calcext:value-type="string">
            <text:p>cigo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iseaux.jpg</text:p>
          </table:table-cell>
          <table:table-cell office:value-type="string" calcext:value-type="string">
            <text:p>cis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lé_de_sol.jpg</text:p>
          </table:table-cell>
          <table:table-cell office:value-type="string" calcext:value-type="string">
            <text:p>clé de so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ochon.jpg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ocotte_en_papier.jpg</text:p>
          </table:table-cell>
          <table:table-cell office:value-type="string" calcext:value-type="string">
            <text:p>cocotte en pap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omete.jpg</text:p>
          </table:table-cell>
          <table:table-cell office:value-type="string" calcext:value-type="string">
            <text:p>come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ompas_et_equerre.jpg</text:p>
          </table:table-cell>
          <table:table-cell office:value-type="string" calcext:value-type="string">
            <text:p>compas et equer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oq.jpg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or_de_chasse.jpg</text:p>
          </table:table-cell>
          <table:table-cell office:value-type="string" calcext:value-type="string">
            <text:p>cor de chas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croix_d_ankh.jpg</text:p>
          </table:table-cell>
          <table:table-cell office:value-type="string" calcext:value-type="string">
            <text:p>croix d ankh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dent.jpg</text:p>
          </table:table-cell>
          <table:table-cell office:value-type="string" calcext:value-type="string">
            <text:p>d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epsilon.jpg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escargot.jpg</text:p>
          </table:table-cell>
          <table:table-cell office:value-type="string" calcext:value-type="string">
            <text:p>escargo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faux.jpg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fer_a_cheval.jpg</text:p>
          </table:table-cell>
          <table:table-cell office:value-type="string" calcext:value-type="string">
            <text:p>fer a che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feuille_de_vigne.jpg</text:p>
          </table:table-cell>
          <table:table-cell office:value-type="string" calcext:value-type="string">
            <text:p>feuille de vi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flêche.jpg</text:p>
          </table:table-cell>
          <table:table-cell office:value-type="string" calcext:value-type="string">
            <text:p>flê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fourchette.jpg</text:p>
          </table:table-cell>
          <table:table-cell office:value-type="string" calcext:value-type="string">
            <text:p>fourch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globe.jpg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grappe_de_raisin.jpg</text:p>
          </table:table-cell>
          <table:table-cell office:value-type="string" calcext:value-type="string">
            <text:p>grappe de rais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grenouille.jpg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grenouille_argent.jpg</text:p>
          </table:table-cell>
          <table:table-cell office:value-type="string" calcext:value-type="string">
            <text:p>grenouill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folygraphie.com/originaux/insignes_paris/hache.jpg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hermine.jpg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homard.jpg</text:p>
          </table:table-cell>
          <table:table-cell office:value-type="string" calcext:value-type="string">
            <text:p>homard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hyppocampe.jpg</text:p>
          </table:table-cell>
          <table:table-cell office:value-type="string" calcext:value-type="string">
            <text:p>hyppocam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lanterne.jpg</text:p>
          </table:table-cell>
          <table:table-cell office:value-type="string" calcext:value-type="string">
            <text:p>lanter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lime.jpg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lion_heraldique.jpg</text:p>
          </table:table-cell>
          <table:table-cell office:value-type="string" calcext:value-type="string">
            <text:p>lion heraldiq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livre_ouvert_et_plume.jpg</text:p>
          </table:table-cell>
          <table:table-cell office:value-type="string" calcext:value-type="string">
            <text:p>livre ouvert et plu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lorgnons.jpg</text:p>
          </table:table-cell>
          <table:table-cell office:value-type="string" calcext:value-type="string">
            <text:p>lorgnon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loutre.jpg</text:p>
          </table:table-cell>
          <table:table-cell office:value-type="string" calcext:value-type="string">
            <text:p>lout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lyre.jpg</text:p>
          </table:table-cell>
          <table:table-cell office:value-type="string" calcext:value-type="string">
            <text:p>ly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marteau_et_maillet.jpg</text:p>
          </table:table-cell>
          <table:table-cell office:value-type="string" calcext:value-type="string">
            <text:p>marteau et maille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masque.jpg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nounours.jpg</text:p>
          </table:table-cell>
          <table:table-cell office:value-type="string" calcext:value-type="string">
            <text:p>nounour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orchidée.jpg</text:p>
          </table:table-cell>
          <table:table-cell office:value-type="string" calcext:value-type="string">
            <text:p>orchid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ours.jpg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alette.jpg</text:p>
          </table:table-cell>
          <table:table-cell office:value-type="string" calcext:value-type="string">
            <text:p>pa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almes_croisées.jpg</text:p>
          </table:table-cell>
          <table:table-cell office:value-type="string" calcext:value-type="string">
            <text:p>palmes croisé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almes_double.jpg</text:p>
          </table:table-cell>
          <table:table-cell office:value-type="string" calcext:value-type="string">
            <text:p>palmes doub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alme_grande.jpg</text:p>
          </table:table-cell>
          <table:table-cell office:value-type="string" calcext:value-type="string">
            <text:p>palme grand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alme_large.jpg</text:p>
          </table:table-cell>
          <table:table-cell office:value-type="string" calcext:value-type="string">
            <text:p>palme lar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alme_petite.jpg</text:p>
          </table:table-cell>
          <table:table-cell office:value-type="string" calcext:value-type="string">
            <text:p>palme peti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arapluie_fermé.jpg</text:p>
          </table:table-cell>
          <table:table-cell office:value-type="string" calcext:value-type="string">
            <text:p>parapluie ferm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arapluie_ouvert.jpg</text:p>
          </table:table-cell>
          <table:table-cell office:value-type="string" calcext:value-type="string">
            <text:p>parapluie ouver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ensée.jpg</text:p>
          </table:table-cell>
          <table:table-cell office:value-type="string" calcext:value-type="string">
            <text:p>pens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lume.jpg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poule.jpg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quille.jpg</text:p>
          </table:table-cell>
          <table:table-cell office:value-type="string" calcext:value-type="string">
            <text:p>qu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raquette.jpg</text:p>
          </table:table-cell>
          <table:table-cell office:value-type="string" calcext:value-type="string">
            <text:p>raqu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rose.jp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anglier.jpg</text:p>
          </table:table-cell>
          <table:table-cell office:value-type="string" calcext:value-type="string">
            <text:p>sang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cie.jpg</text:p>
          </table:table-cell>
          <table:table-cell office:value-type="string" calcext:value-type="string">
            <text:p>sci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erpent.jpg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inge.jpg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ki.jpg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oleil.jpg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ous_troué.jpg</text:p>
          </table:table-cell>
          <table:table-cell office:value-type="string" calcext:value-type="string">
            <text:p>sous trou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phinx.jpg</text:p>
          </table:table-cell>
          <table:table-cell office:value-type="string" calcext:value-type="string">
            <text:p>sphin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squelette.jpg</text:p>
          </table:table-cell>
          <table:table-cell office:value-type="string" calcext:value-type="string">
            <text:p>sque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taste_vin.jpg</text:p>
          </table:table-cell>
          <table:table-cell office:value-type="string" calcext:value-type="string">
            <text:p>taste v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tortue.jpg</text:p>
          </table:table-cell>
          <table:table-cell office:value-type="string" calcext:value-type="string">
            <text:p>tort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tortue_argent.jpg</text:p>
          </table:table-cell>
          <table:table-cell office:value-type="string" calcext:value-type="string">
            <text:p>tortu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folygraphie.com/originaux/insignes_paris/tête_de_mort.jpg</text:p>
          </table:table-cell>
          <table:table-cell office:value-type="string" calcext:value-type="string">
            <text:p>tête de mor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tête_de_mort_fémurs_croisés.jpg</text:p>
          </table:table-cell>
          <table:table-cell office:value-type="string" calcext:value-type="string">
            <text:p>tête de mort fémurs croisé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tête_de_mort_fémurs_croisés_argent.jpg</text:p>
          </table:table-cell>
          <table:table-cell office:value-type="string" calcext:value-type="string">
            <text:p>tête de mort fémurs croisés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folygraphie.com/originaux/insignes_paris/tête_de_vache.jpg</text:p>
          </table:table-cell>
          <table:table-cell office:value-type="string" calcext:value-type="string">
            <text:p>tête de va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voilier.jpg</text:p>
          </table:table-cell>
          <table:table-cell office:value-type="string" calcext:value-type="string">
            <text:p>voi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volant.jpg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éléphant.jpg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épervier.jpg</text:p>
          </table:table-cell>
          <table:table-cell office:value-type="string" calcext:value-type="string">
            <text:p>éperv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épi_de_blé.jpg</text:p>
          </table:table-cell>
          <table:table-cell office:value-type="string" calcext:value-type="string">
            <text:p>épi de bl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épi_de_blé_et_faucille.jpg</text:p>
          </table:table-cell>
          <table:table-cell office:value-type="string" calcext:value-type="string">
            <text:p>épi de blé et fauc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épée.jpg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insignes_paris/étoile_et_foudre.jpg</text:p>
          </table:table-cell>
          <table:table-cell office:value-type="string" calcext:value-type="string">
            <text:p>étoile et foud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lettres_greques/bêta.jpg</text:p>
          </table:table-cell>
          <table:table-cell office:value-type="string" calcext:value-type="string">
            <text:p>bêta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lettres_greques/epsilon.jpg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lettres_greques/gamma.jpg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lettres_greques/phi.jpg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lettres_greques/pi.JPG</text:p>
          </table:table-cell>
          <table:table-cell office:value-type="string" calcext:value-type="string">
            <text:p>pi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lettres_greques/psi.jpg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potager/betterave.jpg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potager/carotte.jpg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potager/chou_fleur.jpg</text:p>
          </table:table-cell>
          <table:table-cell office:value-type="string" calcext:value-type="string">
            <text:p>chou fleu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potager/navet.jpg</text:p>
          </table:table-cell>
          <table:table-cell office:value-type="string" calcext:value-type="string">
            <text:p>nave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potager/poireau.jpg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potager/tomate.jpg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folygraphie.com/originaux/x/69.JPG</text:p>
          </table:table-cell>
          <table:table-cell office:value-type="string" calcext:value-type="string">
            <text:p>69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x/flying_foufoune.JPG</text:p>
          </table:table-cell>
          <table:table-cell office:value-type="string" calcext:value-type="string">
            <text:p>flying foufoun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x/flying_penis.JPG</text:p>
          </table:table-cell>
          <table:table-cell office:value-type="string" calcext:value-type="string">
            <text:p>flying penis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x/levrette.JPG</text:p>
          </table:table-cell>
          <table:table-cell office:value-type="string" calcext:value-type="string">
            <text:p>levrett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x/priape.jpg</text:p>
          </table:table-cell>
          <table:table-cell office:value-type="string" calcext:value-type="string">
            <text:p>pria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balance.jp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belier.jpg</text:p>
          </table:table-cell>
          <table:table-cell office:value-type="string" calcext:value-type="string">
            <text:p>be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belier_tête.jpg</text:p>
          </table:table-cell>
          <table:table-cell office:value-type="string" calcext:value-type="string">
            <text:p>belier tê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cancer.jpg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capricorne.jpg</text:p>
          </table:table-cell>
          <table:table-cell office:value-type="string" calcext:value-type="string">
            <text:p>capricor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gemeaux.jpg</text:p>
          </table:table-cell>
          <table:table-cell office:value-type="string" calcext:value-type="string">
            <text:p>gem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gemeaux2.jpg</text:p>
          </table:table-cell>
          <table:table-cell office:value-type="string" calcext:value-type="string">
            <text:p>gemeaux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lion.jp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lion2.jpg</text:p>
          </table:table-cell>
          <table:table-cell office:value-type="string" calcext:value-type="string">
            <text:p>lion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poisson.jpg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poisson2.jpg</text:p>
          </table:table-cell>
          <table:table-cell office:value-type="string" calcext:value-type="string">
            <text:p>poisson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sagittaire.jpg</text:p>
          </table:table-cell>
          <table:table-cell office:value-type="string" calcext:value-type="string">
            <text:p>sagittai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sagittaire2.jpg</text:p>
          </table:table-cell>
          <table:table-cell office:value-type="string" calcext:value-type="string">
            <text:p>sagittaire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scorpion.jpg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scorpion2.jpg</text:p>
          </table:table-cell>
          <table:table-cell office:value-type="string" calcext:value-type="string">
            <text:p>scorpion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taureau.jpg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taureau2.jpg</text:p>
          </table:table-cell>
          <table:table-cell office:value-type="string" calcext:value-type="string">
            <text:p>taureau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verseau.jpg</text:p>
          </table:table-cell>
          <table:table-cell office:value-type="string" calcext:value-type="string">
            <text:p>vers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verseau2.jpg</text:p>
          </table:table-cell>
          <table:table-cell office:value-type="string" calcext:value-type="string">
            <text:p>verseau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/vierge.jpg</text:p>
          </table:table-cell>
          <table:table-cell office:value-type="string" calcext:value-type="string">
            <text:p>vier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cheval.jpg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chevre.jpg</text:p>
          </table:table-cell>
          <table:table-cell office:value-type="string" calcext:value-type="string">
            <text:p>chev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chien.jpg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cochon.jpg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coq.jpg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dragon.jp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lievre.jpg</text:p>
          </table:table-cell>
          <table:table-cell office:value-type="string" calcext:value-type="string">
            <text:p>liev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rat.jpg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serpent.jpg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singe.jpg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taureau.jpg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folygraphie.com/originaux/zodiaque_chinois/tigre.jpg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broches/gc.jp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broches/gm.jpg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broches/président.jpg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broches/secrétaire.jpg</text:p>
          </table:table-cell>
          <table:table-cell office:value-type="string" calcext:value-type="string">
            <text:p>secrétai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broches/trésorier.jpg</text:p>
          </table:table-cell>
          <table:table-cell office:value-type="string" calcext:value-type="string">
            <text:p>trésor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broches/vice_président.jpg</text:p>
          </table:table-cell>
          <table:table-cell office:value-type="string" calcext:value-type="string">
            <text:p>vice présid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insignes/abeille.jpg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ancre.jpg</text:p>
          </table:table-cell>
          <table:table-cell office:value-type="string" calcext:value-type="string">
            <text:p>anc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bacchus.jpg</text:p>
          </table:table-cell>
          <table:table-cell office:value-type="string" calcext:value-type="string">
            <text:p>bacchu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ballon_de_foot.jpg</text:p>
          </table:table-cell>
          <table:table-cell office:value-type="string" calcext:value-type="string">
            <text:p>ballon de foo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bouteille_de_bordeau.jpg</text:p>
          </table:table-cell>
          <table:table-cell office:value-type="string" calcext:value-type="string">
            <text:p>bouteille de bord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bouteille_de_champagne.jpg</text:p>
          </table:table-cell>
          <table:table-cell office:value-type="string" calcext:value-type="string">
            <text:p>bouteille de champag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aducée_mercure.jpg</text:p>
          </table:table-cell>
          <table:table-cell office:value-type="string" calcext:value-type="string">
            <text:p>caducée mercu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aducée_médecine.jpg</text:p>
          </table:table-cell>
          <table:table-cell office:value-type="string" calcext:value-type="string">
            <text:p>caducée médeci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aducée_pharmacie.jpg</text:p>
          </table:table-cell>
          <table:table-cell office:value-type="string" calcext:value-type="string">
            <text:p>caducée pharmaci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asque_de_périclès.jpg</text:p>
          </table:table-cell>
          <table:table-cell office:value-type="string" calcext:value-type="string">
            <text:p>casque de périclè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hameau.jpg</text:p>
          </table:table-cell>
          <table:table-cell office:value-type="string" calcext:value-type="string">
            <text:p>cham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hauve_souris.jpg</text:p>
          </table:table-cell>
          <table:table-cell office:value-type="string" calcext:value-type="string">
            <text:p>chauve souri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houette.jpg</text:p>
          </table:table-cell>
          <table:table-cell office:value-type="string" calcext:value-type="string">
            <text:p>choue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houette_à_deux_têtes.jpg</text:p>
          </table:table-cell>
          <table:table-cell office:value-type="string" calcext:value-type="string">
            <text:p>chouette à deux tête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igogne.jpg</text:p>
          </table:table-cell>
          <table:table-cell office:value-type="string" calcext:value-type="string">
            <text:p>cigog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iseaux.jpg</text:p>
          </table:table-cell>
          <table:table-cell office:value-type="string" calcext:value-type="string">
            <text:p>ciseaux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lés.jpg</text:p>
          </table:table-cell>
          <table:table-cell office:value-type="string" calcext:value-type="string">
            <text:p>clé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lé_de_sol.jpg</text:p>
          </table:table-cell>
          <table:table-cell office:value-type="string" calcext:value-type="string">
            <text:p>clé de sol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ochon.jpg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ocotte_en_papier.jpg</text:p>
          </table:table-cell>
          <table:table-cell office:value-type="string" calcext:value-type="string">
            <text:p>cocotte en pap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ommet.jpg</text:p>
          </table:table-cell>
          <table:table-cell office:value-type="string" calcext:value-type="string">
            <text:p>comme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oq.jpg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ornue_et_ballon.jpg</text:p>
          </table:table-cell>
          <table:table-cell office:value-type="string" calcext:value-type="string">
            <text:p>cornue et ball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or_de_chasse.jpg</text:p>
          </table:table-cell>
          <table:table-cell office:value-type="string" calcext:value-type="string">
            <text:p>cor de chass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croix_d_ankh.jpg</text:p>
          </table:table-cell>
          <table:table-cell office:value-type="string" calcext:value-type="string">
            <text:p>croix d ankh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faux.jpg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fer_à_cheval.jpg</text:p>
          </table:table-cell>
          <table:table-cell office:value-type="string" calcext:value-type="string">
            <text:p>fer à cheval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feuille_de_vigne.jpg</text:p>
          </table:table-cell>
          <table:table-cell office:value-type="string" calcext:value-type="string">
            <text:p>feuille de vig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fleur_de_lys.jpg</text:p>
          </table:table-cell>
          <table:table-cell office:value-type="string" calcext:value-type="string">
            <text:p>fleur de ly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flêche.jpg</text:p>
          </table:table-cell>
          <table:table-cell office:value-type="string" calcext:value-type="string">
            <text:p>flêch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fourchette.jpg</text:p>
          </table:table-cell>
          <table:table-cell office:value-type="string" calcext:value-type="string">
            <text:p>fourche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glaive_et_balance.jpg</text:p>
          </table:table-cell>
          <table:table-cell office:value-type="string" calcext:value-type="string">
            <text:p>glaive et balanc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globe.jpg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grappe_de_raisin.jpg</text:p>
          </table:table-cell>
          <table:table-cell office:value-type="string" calcext:value-type="string">
            <text:p>grappe de raisi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grenouille.jpg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hache.jpg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hermine.jpg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lime.jpg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lion.jp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livre_ouvert_et_plume.jpg</text:p>
          </table:table-cell>
          <table:table-cell office:value-type="string" calcext:value-type="string">
            <text:p>livre ouvert et plum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lyre.jpg</text:p>
          </table:table-cell>
          <table:table-cell office:value-type="string" calcext:value-type="string">
            <text:p>ly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mammouth.jpg</text:p>
          </table:table-cell>
          <table:table-cell office:value-type="string" calcext:value-type="string">
            <text:p>mammouth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marteau_et_maillet.jpg</text:p>
          </table:table-cell>
          <table:table-cell office:value-type="string" calcext:value-type="string">
            <text:p>marteau et maille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molaire.jpg</text:p>
          </table:table-cell>
          <table:table-cell office:value-type="string" calcext:value-type="string">
            <text:p>molai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moule.jpg</text:p>
          </table:table-cell>
          <table:table-cell office:value-type="string" calcext:value-type="string">
            <text:p>mou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nounours.jpg</text:p>
          </table:table-cell>
          <table:table-cell office:value-type="string" calcext:value-type="string">
            <text:p>nounour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orchidée.jpg</text:p>
          </table:table-cell>
          <table:table-cell office:value-type="string" calcext:value-type="string">
            <text:p>orchidé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alette_et_pinceau.jpg</text:p>
          </table:table-cell>
          <table:table-cell office:value-type="string" calcext:value-type="string">
            <text:p>palette et pinc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almes_croisées.jpg</text:p>
          </table:table-cell>
          <table:table-cell office:value-type="string" calcext:value-type="string">
            <text:p>palmes croisée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alme_double.jpg</text:p>
          </table:table-cell>
          <table:table-cell office:value-type="string" calcext:value-type="string">
            <text:p>palme doub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alme_grande.jpg</text:p>
          </table:table-cell>
          <table:table-cell office:value-type="string" calcext:value-type="string">
            <text:p>palme grand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alme_large.jpg</text:p>
          </table:table-cell>
          <table:table-cell office:value-type="string" calcext:value-type="string">
            <text:p>palme larg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alme_petite.jpg</text:p>
          </table:table-cell>
          <table:table-cell office:value-type="string" calcext:value-type="string">
            <text:p>palme peti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arapluie_fermé.jpg</text:p>
          </table:table-cell>
          <table:table-cell office:value-type="string" calcext:value-type="string">
            <text:p>parapluie fermé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endu.jpg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ensée.jpg</text:p>
          </table:table-cell>
          <table:table-cell office:value-type="string" calcext:value-type="string">
            <text:p>pensé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lume.jpg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poule.jpg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quille.jpg</text:p>
          </table:table-cell>
          <table:table-cell office:value-type="string" calcext:value-type="string">
            <text:p>quil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raquette_de_tennis.jpg</text:p>
          </table:table-cell>
          <table:table-cell office:value-type="string" calcext:value-type="string">
            <text:p>raquette de tenni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rose.jp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sanglier.jpg</text:p>
          </table:table-cell>
          <table:table-cell office:value-type="string" calcext:value-type="string">
            <text:p>sangl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soleil.jpg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sous_troué.jpg</text:p>
          </table:table-cell>
          <table:table-cell office:value-type="string" calcext:value-type="string">
            <text:p>sous troué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sphynx.jpg</text:p>
          </table:table-cell>
          <table:table-cell office:value-type="string" calcext:value-type="string">
            <text:p>sphynx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squelette.jpg</text:p>
          </table:table-cell>
          <table:table-cell office:value-type="string" calcext:value-type="string">
            <text:p>squele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taste_vin.jpg</text:p>
          </table:table-cell>
          <table:table-cell office:value-type="string" calcext:value-type="string">
            <text:p>taste vi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tortue.jpg</text:p>
          </table:table-cell>
          <table:table-cell office:value-type="string" calcext:value-type="string">
            <text:p>tortu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tête_de_cheval.jpg</text:p>
          </table:table-cell>
          <table:table-cell office:value-type="string" calcext:value-type="string">
            <text:p>tête de cheval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tête_de_mort.jpg</text:p>
          </table:table-cell>
          <table:table-cell office:value-type="string" calcext:value-type="string">
            <text:p>tête de mor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tête_de_mort_et_fémurs_croisés.jpg</text:p>
          </table:table-cell>
          <table:table-cell office:value-type="string" calcext:value-type="string">
            <text:p>tête de mort et fémurs croisé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tête_de_vache.jpg</text:p>
          </table:table-cell>
          <table:table-cell office:value-type="string" calcext:value-type="string">
            <text:p>tête de vach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voilier.jpg</text:p>
          </table:table-cell>
          <table:table-cell office:value-type="string" calcext:value-type="string">
            <text:p>voil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volant.jpg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léphant.jpg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pervier.jpg</text:p>
          </table:table-cell>
          <table:table-cell office:value-type="string" calcext:value-type="string">
            <text:p>éperv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pis_de_blé_et_faucille.jpg</text:p>
          </table:table-cell>
          <table:table-cell office:value-type="string" calcext:value-type="string">
            <text:p>épis de blé et faucil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pi_de_blé.jpg</text:p>
          </table:table-cell>
          <table:table-cell office:value-type="string" calcext:value-type="string">
            <text:p>épi de blé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pée.jpg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querre_et_compas.jpg</text:p>
          </table:table-cell>
          <table:table-cell office:value-type="string" calcext:value-type="string">
            <text:p>équerre et compa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toile_et_foudre.jpg</text:p>
          </table:table-cell>
          <table:table-cell office:value-type="string" calcext:value-type="string">
            <text:p>étoile et foud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toile_grande.jpg</text:p>
          </table:table-cell>
          <table:table-cell office:value-type="string" calcext:value-type="string">
            <text:p>étoile grand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/étoile_petite.jpg</text:p>
          </table:table-cell>
          <table:table-cell office:value-type="string" calcext:value-type="string">
            <text:p>étoile peti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insignes_argent/grenouille_argent.jpg</text:p>
          </table:table-cell>
          <table:table-cell office:value-type="string" calcext:value-type="string">
            <text:p>grenouille arg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ma-faluche.fr/originaux/insignes_argent/torture_argent.jpg</text:p>
          </table:table-cell>
          <table:table-cell office:value-type="string" calcext:value-type="string">
            <text:p>torture arg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ma-faluche.fr/originaux/insignes_argent/étoile_grande_argent.jpg</text:p>
          </table:table-cell>
          <table:table-cell office:value-type="string" calcext:value-type="string">
            <text:p>étoile grande arg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ma-faluche.fr/originaux/insignes_argent/étoile_petite_argent.jpg</text:p>
          </table:table-cell>
          <table:table-cell office:value-type="string" calcext:value-type="string">
            <text:p>étoile petite arg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ma-faluche.fr/originaux/lettres_greques/bêta.jpg</text:p>
          </table:table-cell>
          <table:table-cell office:value-type="string" calcext:value-type="string">
            <text:p>bêta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lettres_greques/epsilon.jpg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lettres_greques/phi.jpg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lettres_greques/psy.jpg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lettres_greques/rhô.jpg</text:p>
          </table:table-cell>
          <table:table-cell office:value-type="string" calcext:value-type="string">
            <text:p>rhô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potager/betterave.jpg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potager/carotte.jpg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potager/navet.jpg</text:p>
          </table:table-cell>
          <table:table-cell office:value-type="string" calcext:value-type="string">
            <text:p>nave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potager/poireau.jpg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ma-faluche.fr/originaux/x/69.jp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big_bazar.jpg</text:p>
          </table:table-cell>
          <table:table-cell office:value-type="string" calcext:value-type="string">
            <text:p>big baza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cheval_d_hector.jpg</text:p>
          </table:table-cell>
          <table:table-cell office:value-type="string" calcext:value-type="string">
            <text:p>cheval d hecto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diligence_de_lyon.jpg</text:p>
          </table:table-cell>
          <table:table-cell office:value-type="string" calcext:value-type="string">
            <text:p>diligence de ly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flying_foufoune.jpg</text:p>
          </table:table-cell>
          <table:table-cell office:value-type="string" calcext:value-type="string">
            <text:p>flying foufou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flying_penis.jpg</text:p>
          </table:table-cell>
          <table:table-cell office:value-type="string" calcext:value-type="string">
            <text:p>flying peni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levrette.jpg</text:p>
          </table:table-cell>
          <table:table-cell office:value-type="string" calcext:value-type="string">
            <text:p>levre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missionnaire.jpg</text:p>
          </table:table-cell>
          <table:table-cell office:value-type="string" calcext:value-type="string">
            <text:p>missionnai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priape.jpg</text:p>
          </table:table-cell>
          <table:table-cell office:value-type="string" calcext:value-type="string">
            <text:p>priap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x/rhinocéros.jpg</text:p>
          </table:table-cell>
          <table:table-cell office:value-type="string" calcext:value-type="string">
            <text:p>rhinocéro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balance.jp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bélier.jpg</text:p>
          </table:table-cell>
          <table:table-cell office:value-type="string" calcext:value-type="string">
            <text:p>bél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cancer.jpg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capricorne.jpg</text:p>
          </table:table-cell>
          <table:table-cell office:value-type="string" calcext:value-type="string">
            <text:p>capricor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gémeaux.jpg</text:p>
          </table:table-cell>
          <table:table-cell office:value-type="string" calcext:value-type="string">
            <text:p>gémeaux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lion.jp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poisson.jpg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sagittaire.jpg</text:p>
          </table:table-cell>
          <table:table-cell office:value-type="string" calcext:value-type="string">
            <text:p>sagittai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scorpion.jpg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taureau.jpg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verseau.jpg</text:p>
          </table:table-cell>
          <table:table-cell office:value-type="string" calcext:value-type="string">
            <text:p>vers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ma-faluche.fr/originaux/zodiac/vierge.jpg</text:p>
          </table:table-cell>
          <table:table-cell office:value-type="string" calcext:value-type="string">
            <text:p>vierg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broches/croix_grand_maitre.jpg</text:p>
          </table:table-cell>
          <table:table-cell office:value-type="string" calcext:value-type="string">
            <text:p>croix grand mait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stadium.fr/originaux/broches/pins_president.jpg</text:p>
          </table:table-cell>
          <table:table-cell office:value-type="string" calcext:value-type="string">
            <text:p>pins presiden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stadium.fr/originaux/broches/pins_secretaire.jpg</text:p>
          </table:table-cell>
          <table:table-cell office:value-type="string" calcext:value-type="string">
            <text:p>pins secretai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stadium.fr/originaux/broches/pins_tresorier.jpg</text:p>
          </table:table-cell>
          <table:table-cell office:value-type="string" calcext:value-type="string">
            <text:p>pins tresorie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stadium.fr/originaux/broches/pins_vicepresident.jpg</text:p>
          </table:table-cell>
          <table:table-cell office:value-type="string" calcext:value-type="string">
            <text:p>pins vicepresiden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stadium.fr/originaux/chiffres/0.j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chiffres/1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chiffres/2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chiffres/3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chiffres/4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chiffres/5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chiffres/7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chiffres/8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chiffres/9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abeille.jpg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ancre.jpg</text:p>
          </table:table-cell>
          <table:table-cell office:value-type="string" calcext:value-type="string">
            <text:p>anc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bacchus.jpg</text:p>
          </table:table-cell>
          <table:table-cell office:value-type="string" calcext:value-type="string">
            <text:p>bacchu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balance_droit_science_eco.jpg</text:p>
          </table:table-cell>
          <table:table-cell office:value-type="string" calcext:value-type="string">
            <text:p>balance droit science eco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bouteille_de_bordeau.jpg</text:p>
          </table:table-cell>
          <table:table-cell office:value-type="string" calcext:value-type="string">
            <text:p>bouteille de bordeau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bouteille_de_champagne.jpg</text:p>
          </table:table-cell>
          <table:table-cell office:value-type="string" calcext:value-type="string">
            <text:p>bouteille de champagn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aducee_medecine.jpg</text:p>
          </table:table-cell>
          <table:table-cell office:value-type="string" calcext:value-type="string">
            <text:p>caducee medecin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aducee_medecinepalme.jpg</text:p>
          </table:table-cell>
          <table:table-cell office:value-type="string" calcext:value-type="string">
            <text:p>caducee medecinepalm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aducee_mercure.jpg</text:p>
          </table:table-cell>
          <table:table-cell office:value-type="string" calcext:value-type="string">
            <text:p>caducee mercu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aducee_pharma.jpg</text:p>
          </table:table-cell>
          <table:table-cell office:value-type="string" calcext:value-type="string">
            <text:p>caducee pharma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houette.jpg</text:p>
          </table:table-cell>
          <table:table-cell office:value-type="string" calcext:value-type="string">
            <text:p>choue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iseaux_paramedical.jpg</text:p>
          </table:table-cell>
          <table:table-cell office:value-type="string" calcext:value-type="string">
            <text:p>ciseaux paramedical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ochon.jpg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ocotte.jpg</text:p>
          </table:table-cell>
          <table:table-cell office:value-type="string" calcext:value-type="string">
            <text:p>coco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oq.jpg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cor_de_chasse.jpg</text:p>
          </table:table-cell>
          <table:table-cell office:value-type="string" calcext:value-type="string">
            <text:p>cor de chass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dromadaire.jpg</text:p>
          </table:table-cell>
          <table:table-cell office:value-type="string" calcext:value-type="string">
            <text:p>dromadai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epee.jpg</text:p>
          </table:table-cell>
          <table:table-cell office:value-type="string" calcext:value-type="string">
            <text:p>epe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epi_de_ble.jpg</text:p>
          </table:table-cell>
          <table:table-cell office:value-type="string" calcext:value-type="string">
            <text:p>epi de b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epi_de_ble_faucille.jpg</text:p>
          </table:table-cell>
          <table:table-cell office:value-type="string" calcext:value-type="string">
            <text:p>epi de ble faucil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etoilefoudre_ingenieur.jpg</text:p>
          </table:table-cell>
          <table:table-cell office:value-type="string" calcext:value-type="string">
            <text:p>etoilefoudre ingenieu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etoile_or_grand_modele.jpg</text:p>
          </table:table-cell>
          <table:table-cell office:value-type="string" calcext:value-type="string">
            <text:p>etoile or grand mode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etoile_or_petie_modele.jpg</text:p>
          </table:table-cell>
          <table:table-cell office:value-type="string" calcext:value-type="string">
            <text:p>etoile or petie mode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faux.jpg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fer_a_cheval.jpg</text:p>
          </table:table-cell>
          <table:table-cell office:value-type="string" calcext:value-type="string">
            <text:p>fer a cheval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feuille_de_vigne.jpg</text:p>
          </table:table-cell>
          <table:table-cell office:value-type="string" calcext:value-type="string">
            <text:p>feuille de vign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fleche.jpg</text:p>
          </table:table-cell>
          <table:table-cell office:value-type="string" calcext:value-type="string">
            <text:p>flech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fleur_de_lys.jpg</text:p>
          </table:table-cell>
          <table:table-cell office:value-type="string" calcext:value-type="string">
            <text:p>fleur de ly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fourchette.jpg</text:p>
          </table:table-cell>
          <table:table-cell office:value-type="string" calcext:value-type="string">
            <text:p>fourche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grappe_de_raisin.jpg</text:p>
          </table:table-cell>
          <table:table-cell office:value-type="string" calcext:value-type="string">
            <text:p>grappe de raisin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grenouille_or.jpg</text:p>
          </table:table-cell>
          <table:table-cell office:value-type="string" calcext:value-type="string">
            <text:p>grenouille o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hermine.jpg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lime.jpg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lion_heraldique.jpg</text:p>
          </table:table-cell>
          <table:table-cell office:value-type="string" calcext:value-type="string">
            <text:p>lion heraldiqu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livre_et_plume_lettres.jpg</text:p>
          </table:table-cell>
          <table:table-cell office:value-type="string" calcext:value-type="string">
            <text:p>livre et plume lettre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lyr.jpg</text:p>
          </table:table-cell>
          <table:table-cell office:value-type="string" calcext:value-type="string">
            <text:p>ly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molaire_dentaire.jpg</text:p>
          </table:table-cell>
          <table:table-cell office:value-type="string" calcext:value-type="string">
            <text:p>molaire dentai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alette_vernis.jpg</text:p>
          </table:table-cell>
          <table:table-cell office:value-type="string" calcext:value-type="string">
            <text:p>palette verni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alme_certificat.jpg</text:p>
          </table:table-cell>
          <table:table-cell office:value-type="string" calcext:value-type="string">
            <text:p>palme certifica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alme_diplome.jpg</text:p>
          </table:table-cell>
          <table:table-cell office:value-type="string" calcext:value-type="string">
            <text:p>palme diplom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alme_fin_de_cycle.jpg</text:p>
          </table:table-cell>
          <table:table-cell office:value-type="string" calcext:value-type="string">
            <text:p>palme fin de cyc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alme_major.jpg</text:p>
          </table:table-cell>
          <table:table-cell office:value-type="string" calcext:value-type="string">
            <text:p>palme majo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alme_science.jpg</text:p>
          </table:table-cell>
          <table:table-cell office:value-type="string" calcext:value-type="string">
            <text:p>palme scienc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arapluie_science_po.jpg</text:p>
          </table:table-cell>
          <table:table-cell office:value-type="string" calcext:value-type="string">
            <text:p>parapluie science po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endu.jpg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lume.jpg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poule.jpg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rose.jp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sanglier.jpg</text:p>
          </table:table-cell>
          <table:table-cell office:value-type="string" calcext:value-type="string">
            <text:p>sanglie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sphynx.jpg</text:p>
          </table:table-cell>
          <table:table-cell office:value-type="string" calcext:value-type="string">
            <text:p>sphynx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squelette.jpg</text:p>
          </table:table-cell>
          <table:table-cell office:value-type="string" calcext:value-type="string">
            <text:p>squele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tete_de_cheval_veto.jpg</text:p>
          </table:table-cell>
          <table:table-cell office:value-type="string" calcext:value-type="string">
            <text:p>tete de cheval veto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tete_de_mort.jpg</text:p>
          </table:table-cell>
          <table:table-cell office:value-type="string" calcext:value-type="string">
            <text:p>tete de mor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tete_de_mort_sur_femurs.jpg</text:p>
          </table:table-cell>
          <table:table-cell office:value-type="string" calcext:value-type="string">
            <text:p>tete de mort sur femur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/tete_de_vache.jpg</text:p>
          </table:table-cell>
          <table:table-cell office:value-type="string" calcext:value-type="string">
            <text:p>tete de vach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insignes_argent/etoile_argent_grand_modele.jpg</text:p>
          </table:table-cell>
          <table:table-cell office:value-type="string" calcext:value-type="string">
            <text:p>etoile argent grand mode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stadium.fr/originaux/insignes_argent/etoile_argent_petit_modele.jpg</text:p>
          </table:table-cell>
          <table:table-cell office:value-type="string" calcext:value-type="string">
            <text:p>etoile argent petit mode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stadium.fr/originaux/insignes_argent/grenouille_argent.jpg</text:p>
          </table:table-cell>
          <table:table-cell office:value-type="string" calcext:value-type="string">
            <text:p>grenouille argen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</table:table-row>
        <table:table-row table:style-name="ro1">
          <table:table-cell office:value-type="string" calcext:value-type="string">
            <text:p>stadium.fr/originaux/lettres/a.jp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b.jp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c.jp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d.jp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e.jp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f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g.jp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h.jp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i.jp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j.jp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l.j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m.jp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n.jp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o.jp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p.jp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q.jp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r.j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s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t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u.jp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v.jp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w.jp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x.jp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y.jp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/z.jp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_greques/beta.jpg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_greques/epsilon.jpg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_greques/phi.jpg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lettres_greques/sigma.jpg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tadium.fr/originaux/potager/betterave.jpg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stadium.fr/originaux/potager/carotte.jpg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stadium.fr/originaux/potager/navet.jpg</text:p>
          </table:table-cell>
          <table:table-cell office:value-type="string" calcext:value-type="string">
            <text:p>nave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>
          <table:table-cell office:value-type="string" calcext:value-type="string">
            <text:p>stadium.fr/originaux/potager/poireau.jpg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</table:table-row>
        <table:table-row table:style-name="ro1" table:number-rows-repeated="104789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vot Table_liste_1" table:style-name="ta1">
        <table:table-column table:style-name="co4" table:default-cell-style-name="ce6"/>
        <table:table-column table:style-name="co7" table:default-cell-style-name="ce10"/>
        <table:table-row table:style-name="ro1">
          <table:table-cell table:style-name="ce4" office:value-type="string" calcext:value-type="string">
            <text:p>categorie</text:p>
          </table:table-cell>
          <table:table-cell table:style-name="ce8" office:value-type="string" calcext:value-type="string">
            <text:p>Count - fichier</text:p>
          </table:table-cell>
        </table:table-row>
        <table:table-row table:style-name="ro1">
          <table:table-cell table:style-name="ce5" office:value-type="string" calcext:value-type="string">
            <text:p>broche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och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iff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siges belg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signes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lettr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ettres grequ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otag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odia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odiac chino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2" office:value-type="float" office:value="675" calcext:value-type="float">
            <text:p>675</text:p>
          </table:table-cell>
        </table:table-row>
      </table:table>
      <table:named-expressions/>
      <table:data-pilot-tables>
        <table:data-pilot-table table:name="DataPilot1" table:application-data="" table:target-range-address="'Pivot Table_liste_1'.A1:'Pivot Table_liste_1'.B13" table:buttons="'Pivot Table_liste_1'.A1" table:show-filter-button="false" table:drill-down-on-double-click="false">
          <table:source-cell-range table:cell-range-address="liste.A1:liste.E676"/>
          <table:data-pilot-field table:source-field-name="categorie" table:orientation="row" table:used-hierarchy="0" table:function="auto">
            <table:data-pilot-level table:show-empty="false" calcext:repeat-item-labels="false">
              <table:data-pilot-members>
                <table:data-pilot-member table:name="broche" table:display="true" table:show-details="true"/>
                <table:data-pilot-member table:name="broches" table:display="true" table:show-details="true"/>
                <table:data-pilot-member table:name="chiffres" table:display="true" table:show-details="true"/>
                <table:data-pilot-member table:name="insiges belges" table:display="true" table:show-details="true"/>
                <table:data-pilot-member table:name="insignes" table:display="true" table:show-details="true"/>
                <table:data-pilot-member table:name="lettres" table:display="true" table:show-details="true"/>
                <table:data-pilot-member table:name="Lettres greques" table:display="true" table:show-details="true"/>
                <table:data-pilot-member table:name="potager" table:display="true" table:show-details="true"/>
                <table:data-pilot-member table:name="x" table:display="true" table:show-details="true"/>
                <table:data-pilot-member table:name="zodia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ichier" table:orientation="data" table:used-hierarchy="0" table:function="count">
            <table:data-pilot-level table:show-empty="false" calcext:repeat-item-labels="false">
              <table:data-pilot-members>
                <table:data-pilot-member table:name="dragoparis.fr/originaux/broche/secrétaire.jpg" table:display="true" table:show-details="true"/>
                <table:data-pilot-member table:name="dragoparis.fr/originaux/broche/trésorier.jpg" table:display="true" table:show-details="true"/>
                <table:data-pilot-member table:name="dragoparis.fr/originaux/broche/vice_président.jpg" table:display="true" table:show-details="true"/>
                <table:data-pilot-member table:name="dragoparis.fr/originaux/chiffres/0.jpg" table:display="true" table:show-details="true"/>
                <table:data-pilot-member table:name="dragoparis.fr/originaux/chiffres/1.jpg" table:display="true" table:show-details="true"/>
                <table:data-pilot-member table:name="dragoparis.fr/originaux/chiffres/2.jpg" table:display="true" table:show-details="true"/>
                <table:data-pilot-member table:name="dragoparis.fr/originaux/chiffres/3.jpg" table:display="true" table:show-details="true"/>
                <table:data-pilot-member table:name="dragoparis.fr/originaux/chiffres/4.jpg" table:display="true" table:show-details="true"/>
                <table:data-pilot-member table:name="dragoparis.fr/originaux/chiffres/5.jpg" table:display="true" table:show-details="true"/>
                <table:data-pilot-member table:name="dragoparis.fr/originaux/chiffres/6.jpg" table:display="true" table:show-details="true"/>
                <table:data-pilot-member table:name="dragoparis.fr/originaux/chiffres/7.jpg" table:display="true" table:show-details="true"/>
                <table:data-pilot-member table:name="dragoparis.fr/originaux/chiffres/8.jpg" table:display="true" table:show-details="true"/>
                <table:data-pilot-member table:name="dragoparis.fr/originaux/chiffres/9.jpg" table:display="true" table:show-details="true"/>
                <table:data-pilot-member table:name="dragoparis.fr/originaux/insignes_argent/étoile_grande_argentée.jpg" table:display="true" table:show-details="true"/>
                <table:data-pilot-member table:name="dragoparis.fr/originaux/insignes_argent/étoile_petite_argentée.jpg" table:display="true" table:show-details="true"/>
                <table:data-pilot-member table:name="dragoparis.fr/originaux/insignes_argent/grenouille_argentée.jpg" table:display="true" table:show-details="true"/>
                <table:data-pilot-member table:name="dragoparis.fr/originaux/insignes/abeille.jpg" table:display="true" table:show-details="true"/>
                <table:data-pilot-member table:name="dragoparis.fr/originaux/insignes/aigle.jpg" table:display="true" table:show-details="true"/>
                <table:data-pilot-member table:name="dragoparis.fr/originaux/insignes/ancre.jpg" table:display="true" table:show-details="true"/>
                <table:data-pilot-member table:name="dragoparis.fr/originaux/insignes/bacchus.jpg" table:display="true" table:show-details="true"/>
                <table:data-pilot-member table:name="dragoparis.fr/originaux/insignes/balance.jpg" table:display="true" table:show-details="true"/>
                <table:data-pilot-member table:name="dragoparis.fr/originaux/insignes/Bouteille_de_bordeau.jpg" table:display="true" table:show-details="true"/>
                <table:data-pilot-member table:name="dragoparis.fr/originaux/insignes/bouteille_de_champagne.jpg" table:display="true" table:show-details="true"/>
                <table:data-pilot-member table:name="dragoparis.fr/originaux/insignes/caducée_commerce.jpg" table:display="true" table:show-details="true"/>
                <table:data-pilot-member table:name="dragoparis.fr/originaux/insignes/caducée_médecine.jpg" table:display="true" table:show-details="true"/>
                <table:data-pilot-member table:name="dragoparis.fr/originaux/insignes/chameau.jpg" table:display="true" table:show-details="true"/>
                <table:data-pilot-member table:name="dragoparis.fr/originaux/insignes/chouette.jpg" table:display="true" table:show-details="true"/>
                <table:data-pilot-member table:name="dragoparis.fr/originaux/insignes/ciseaux.jpg" table:display="true" table:show-details="true"/>
                <table:data-pilot-member table:name="dragoparis.fr/originaux/insignes/cochon.jpg" table:display="true" table:show-details="true"/>
                <table:data-pilot-member table:name="dragoparis.fr/originaux/insignes/comète.jpg" table:display="true" table:show-details="true"/>
                <table:data-pilot-member table:name="dragoparis.fr/originaux/insignes/coq.jpg" table:display="true" table:show-details="true"/>
                <table:data-pilot-member table:name="dragoparis.fr/originaux/insignes/cor_de_chasse.jpg" table:display="true" table:show-details="true"/>
                <table:data-pilot-member table:name="dragoparis.fr/originaux/insignes/cornue_et_ballon.jpg" table:display="true" table:show-details="true"/>
                <table:data-pilot-member table:name="dragoparis.fr/originaux/insignes/double_palme.jpg" table:display="true" table:show-details="true"/>
                <table:data-pilot-member table:name="dragoparis.fr/originaux/insignes/épée.jpg" table:display="true" table:show-details="true"/>
                <table:data-pilot-member table:name="dragoparis.fr/originaux/insignes/épi_de_blé_et_faucille.jpg" table:display="true" table:show-details="true"/>
                <table:data-pilot-member table:name="dragoparis.fr/originaux/insignes/épi_de_blé.jpg" table:display="true" table:show-details="true"/>
                <table:data-pilot-member table:name="dragoparis.fr/originaux/insignes/equerre_et_compas.jpg" table:display="true" table:show-details="true"/>
                <table:data-pilot-member table:name="dragoparis.fr/originaux/insignes/étoile_et_foudre.jpg" table:display="true" table:show-details="true"/>
                <table:data-pilot-member table:name="dragoparis.fr/originaux/insignes/étoile_grande.jpg" table:display="true" table:show-details="true"/>
                <table:data-pilot-member table:name="dragoparis.fr/originaux/insignes/étoile_petite.jpg" table:display="true" table:show-details="true"/>
                <table:data-pilot-member table:name="dragoparis.fr/originaux/insignes/faux.jpg" table:display="true" table:show-details="true"/>
                <table:data-pilot-member table:name="dragoparis.fr/originaux/insignes/fer_à_cheval.jpg" table:display="true" table:show-details="true"/>
                <table:data-pilot-member table:name="dragoparis.fr/originaux/insignes/feuille_de_vigne.jpg" table:display="true" table:show-details="true"/>
                <table:data-pilot-member table:name="dragoparis.fr/originaux/insignes/flèche.jpg" table:display="true" table:show-details="true"/>
                <table:data-pilot-member table:name="dragoparis.fr/originaux/insignes/fleur_de_lys.jpg" table:display="true" table:show-details="true"/>
                <table:data-pilot-member table:name="dragoparis.fr/originaux/insignes/fourchette.jpg" table:display="true" table:show-details="true"/>
                <table:data-pilot-member table:name="dragoparis.fr/originaux/insignes/grappe_de_raisin.jpg" table:display="true" table:show-details="true"/>
                <table:data-pilot-member table:name="dragoparis.fr/originaux/insignes/grenouille.jpg" table:display="true" table:show-details="true"/>
                <table:data-pilot-member table:name="dragoparis.fr/originaux/insignes/lime.jpg" table:display="true" table:show-details="true"/>
                <table:data-pilot-member table:name="dragoparis.fr/originaux/insignes/lion.jpg" table:display="true" table:show-details="true"/>
                <table:data-pilot-member table:name="dragoparis.fr/originaux/insignes/livre_ouvert_et_plume.jpg" table:display="true" table:show-details="true"/>
                <table:data-pilot-member table:name="dragoparis.fr/originaux/insignes/lune.jpg" table:display="true" table:show-details="true"/>
                <table:data-pilot-member table:name="dragoparis.fr/originaux/insignes/lyre.jpg" table:display="true" table:show-details="true"/>
                <table:data-pilot-member table:name="dragoparis.fr/originaux/insignes/marteau_et_maillet.jpg" table:display="true" table:show-details="true"/>
                <table:data-pilot-member table:name="dragoparis.fr/originaux/insignes/molaire.jpg" table:display="true" table:show-details="true"/>
                <table:data-pilot-member table:name="dragoparis.fr/originaux/insignes/palette_de_peinture.jpg" table:display="true" table:show-details="true"/>
                <table:data-pilot-member table:name="dragoparis.fr/originaux/insignes/palme_croisée_chêne_et_laurier.jpg" table:display="true" table:show-details="true"/>
                <table:data-pilot-member table:name="dragoparis.fr/originaux/insignes/palme_large.jpg" table:display="true" table:show-details="true"/>
                <table:data-pilot-member table:name="dragoparis.fr/originaux/insignes/palme_simple.jpg" table:display="true" table:show-details="true"/>
                <table:data-pilot-member table:name="dragoparis.fr/originaux/insignes/parapluie_fermé.jpg" table:display="true" table:show-details="true"/>
                <table:data-pilot-member table:name="dragoparis.fr/originaux/insignes/plume.jpg" table:display="true" table:show-details="true"/>
                <table:data-pilot-member table:name="dragoparis.fr/originaux/insignes/poule.jpg" table:display="true" table:show-details="true"/>
                <table:data-pilot-member table:name="dragoparis.fr/originaux/insignes/rose.jpg" table:display="true" table:show-details="true"/>
                <table:data-pilot-member table:name="dragoparis.fr/originaux/insignes/roue_dentée.jpg" table:display="true" table:show-details="true"/>
                <table:data-pilot-member table:name="dragoparis.fr/originaux/insignes/sanglier.jpg" table:display="true" table:show-details="true"/>
                <table:data-pilot-member table:name="dragoparis.fr/originaux/insignes/sphinx.jpg" table:display="true" table:show-details="true"/>
                <table:data-pilot-member table:name="dragoparis.fr/originaux/insignes/squelette.jpg" table:display="true" table:show-details="true"/>
                <table:data-pilot-member table:name="dragoparis.fr/originaux/insignes/tête_de_cheval.jpg" table:display="true" table:show-details="true"/>
                <table:data-pilot-member table:name="dragoparis.fr/originaux/insignes/tête_de_mort_et_femurs_croisés.jpg" table:display="true" table:show-details="true"/>
                <table:data-pilot-member table:name="dragoparis.fr/originaux/insignes/tête_de_mort.jpg" table:display="true" table:show-details="true"/>
                <table:data-pilot-member table:name="dragoparis.fr/originaux/insignes/tête_de_vache.jpg" table:display="true" table:show-details="true"/>
                <table:data-pilot-member table:name="dragoparis.fr/originaux/lettres_greques/bêta.jpg" table:display="true" table:show-details="true"/>
                <table:data-pilot-member table:name="dragoparis.fr/originaux/lettres_greques/delta.jpg" table:display="true" table:show-details="true"/>
                <table:data-pilot-member table:name="dragoparis.fr/originaux/lettres_greques/epsilon.jpg" table:display="true" table:show-details="true"/>
                <table:data-pilot-member table:name="dragoparis.fr/originaux/lettres_greques/gamma.jpg" table:display="true" table:show-details="true"/>
                <table:data-pilot-member table:name="dragoparis.fr/originaux/lettres_greques/mu.jpg" table:display="true" table:show-details="true"/>
                <table:data-pilot-member table:name="dragoparis.fr/originaux/lettres_greques/phi.jpg" table:display="true" table:show-details="true"/>
                <table:data-pilot-member table:name="dragoparis.fr/originaux/lettres_greques/psi.jpg" table:display="true" table:show-details="true"/>
                <table:data-pilot-member table:name="dragoparis.fr/originaux/lettres_greques/rhô.jpg" table:display="true" table:show-details="true"/>
                <table:data-pilot-member table:name="dragoparis.fr/originaux/lettres_greques/sigma.jpg" table:display="true" table:show-details="true"/>
                <table:data-pilot-member table:name="dragoparis.fr/originaux/lettres/A.jpg" table:display="true" table:show-details="true"/>
                <table:data-pilot-member table:name="dragoparis.fr/originaux/lettres/B.jpg" table:display="true" table:show-details="true"/>
                <table:data-pilot-member table:name="dragoparis.fr/originaux/lettres/C.jpg" table:display="true" table:show-details="true"/>
                <table:data-pilot-member table:name="dragoparis.fr/originaux/lettres/D.jpg" table:display="true" table:show-details="true"/>
                <table:data-pilot-member table:name="dragoparis.fr/originaux/lettres/E.jpg" table:display="true" table:show-details="true"/>
                <table:data-pilot-member table:name="dragoparis.fr/originaux/lettres/F.jpg" table:display="true" table:show-details="true"/>
                <table:data-pilot-member table:name="dragoparis.fr/originaux/lettres/G.jpg" table:display="true" table:show-details="true"/>
                <table:data-pilot-member table:name="dragoparis.fr/originaux/lettres/H.jpg" table:display="true" table:show-details="true"/>
                <table:data-pilot-member table:name="dragoparis.fr/originaux/lettres/I.jpg" table:display="true" table:show-details="true"/>
                <table:data-pilot-member table:name="dragoparis.fr/originaux/lettres/J.jpg" table:display="true" table:show-details="true"/>
                <table:data-pilot-member table:name="dragoparis.fr/originaux/lettres/K.jpg" table:display="true" table:show-details="true"/>
                <table:data-pilot-member table:name="dragoparis.fr/originaux/lettres/L.jpg" table:display="true" table:show-details="true"/>
                <table:data-pilot-member table:name="dragoparis.fr/originaux/lettres/M.jpg" table:display="true" table:show-details="true"/>
                <table:data-pilot-member table:name="dragoparis.fr/originaux/lettres/N.jpg" table:display="true" table:show-details="true"/>
                <table:data-pilot-member table:name="dragoparis.fr/originaux/lettres/O.jpg" table:display="true" table:show-details="true"/>
                <table:data-pilot-member table:name="dragoparis.fr/originaux/lettres/P.jpg" table:display="true" table:show-details="true"/>
                <table:data-pilot-member table:name="dragoparis.fr/originaux/lettres/Q.jpg" table:display="true" table:show-details="true"/>
                <table:data-pilot-member table:name="dragoparis.fr/originaux/lettres/R.jpg" table:display="true" table:show-details="true"/>
                <table:data-pilot-member table:name="dragoparis.fr/originaux/lettres/S.jpg" table:display="true" table:show-details="true"/>
                <table:data-pilot-member table:name="dragoparis.fr/originaux/lettres/T.jpg" table:display="true" table:show-details="true"/>
                <table:data-pilot-member table:name="dragoparis.fr/originaux/lettres/U.jpg" table:display="true" table:show-details="true"/>
                <table:data-pilot-member table:name="dragoparis.fr/originaux/lettres/V.jpg" table:display="true" table:show-details="true"/>
                <table:data-pilot-member table:name="dragoparis.fr/originaux/lettres/W.jpg" table:display="true" table:show-details="true"/>
                <table:data-pilot-member table:name="dragoparis.fr/originaux/lettres/X.jpg" table:display="true" table:show-details="true"/>
                <table:data-pilot-member table:name="dragoparis.fr/originaux/lettres/Y.jpg" table:display="true" table:show-details="true"/>
                <table:data-pilot-member table:name="dragoparis.fr/originaux/lettres/Z.jpg" table:display="true" table:show-details="true"/>
                <table:data-pilot-member table:name="dragoparis.fr/originaux/potager/betterave.jpg" table:display="true" table:show-details="true"/>
                <table:data-pilot-member table:name="dragoparis.fr/originaux/potager/carotte.jpg" table:display="true" table:show-details="true"/>
                <table:data-pilot-member table:name="dragoparis.fr/originaux/potager/navet.jpg" table:display="true" table:show-details="true"/>
                <table:data-pilot-member table:name="dragoparis.fr/originaux/potager/poireau.jpg" table:display="true" table:show-details="true"/>
                <table:data-pilot-member table:name="folygraphie.com/originaux/belgique/2_sexes.jpg" table:display="true" table:show-details="true"/>
                <table:data-pilot-member table:name="folygraphie.com/originaux/belgique/aigle_germain.jpg" table:display="true" table:show-details="true"/>
                <table:data-pilot-member table:name="folygraphie.com/originaux/belgique/alambic.jpg" table:display="true" table:show-details="true"/>
                <table:data-pilot-member table:name="folygraphie.com/originaux/belgique/ane_cadichon.jpg" table:display="true" table:show-details="true"/>
                <table:data-pilot-member table:name="folygraphie.com/originaux/belgique/anneaux_olympiques_couleurs.jpg" table:display="true" table:show-details="true"/>
                <table:data-pilot-member table:name="folygraphie.com/originaux/belgique/arobase.jpg" table:display="true" table:show-details="true"/>
                <table:data-pilot-member table:name="folygraphie.com/originaux/belgique/bacchus_argent.jpg" table:display="true" table:show-details="true"/>
                <table:data-pilot-member table:name="folygraphie.com/originaux/belgique/bacchus.jpg" table:display="true" table:show-details="true"/>
                <table:data-pilot-member table:name="folygraphie.com/originaux/belgique/ballon_et_cornu.jpg" table:display="true" table:show-details="true"/>
                <table:data-pilot-member table:name="folygraphie.com/originaux/belgique/bobine_et_eclairs.jpg" table:display="true" table:show-details="true"/>
                <table:data-pilot-member table:name="folygraphie.com/originaux/belgique/bobine.jpg" table:display="true" table:show-details="true"/>
                <table:data-pilot-member table:name="folygraphie.com/originaux/belgique/boulon_argent.jpg" table:display="true" table:show-details="true"/>
                <table:data-pilot-member table:name="folygraphie.com/originaux/belgique/bourse.jpg" table:display="true" table:show-details="true"/>
                <table:data-pilot-member table:name="folygraphie.com/originaux/belgique/cadenas.jpg" table:display="true" table:show-details="true"/>
                <table:data-pilot-member table:name="folygraphie.com/originaux/belgique/caducée_d_hermes.jpg" table:display="true" table:show-details="true"/>
                <table:data-pilot-member table:name="folygraphie.com/originaux/belgique/caducée_kinisitherapie.jpg" table:display="true" table:show-details="true"/>
                <table:data-pilot-member table:name="folygraphie.com/originaux/belgique/caducée_médecine_2.jpg" table:display="true" table:show-details="true"/>
                <table:data-pilot-member table:name="folygraphie.com/originaux/belgique/caducee_psychologie.jpg" table:display="true" table:show-details="true"/>
                <table:data-pilot-member table:name="folygraphie.com/originaux/belgique/caducée_veterinaire.jpg" table:display="true" table:show-details="true"/>
                <table:data-pilot-member table:name="folygraphie.com/originaux/belgique/calice.jpg" table:display="true" table:show-details="true"/>
                <table:data-pilot-member table:name="folygraphie.com/originaux/belgique/cartes.jpg" table:display="true" table:show-details="true"/>
                <table:data-pilot-member table:name="folygraphie.com/originaux/belgique/cerf.jpg" table:display="true" table:show-details="true"/>
                <table:data-pilot-member table:name="folygraphie.com/originaux/belgique/chameau.jpg" table:display="true" table:show-details="true"/>
                <table:data-pilot-member table:name="folygraphie.com/originaux/belgique/charrue.jpg" table:display="true" table:show-details="true"/>
                <table:data-pilot-member table:name="folygraphie.com/originaux/belgique/chope.jpg" table:display="true" table:show-details="true"/>
                <table:data-pilot-member table:name="folygraphie.com/originaux/belgique/clés.jpg" table:display="true" table:show-details="true"/>
                <table:data-pilot-member table:name="folygraphie.com/originaux/belgique/coq_wallon.jpg" table:display="true" table:show-details="true"/>
                <table:data-pilot-member table:name="folygraphie.com/originaux/belgique/couronne_argent.jpg" table:display="true" table:show-details="true"/>
                <table:data-pilot-member table:name="folygraphie.com/originaux/belgique/couronne.jpg" table:display="true" table:show-details="true"/>
                <table:data-pilot-member table:name="folygraphie.com/originaux/belgique/crabe.jpg" table:display="true" table:show-details="true"/>
                <table:data-pilot-member table:name="folygraphie.com/originaux/belgique/dé.jpg" table:display="true" table:show-details="true"/>
                <table:data-pilot-member table:name="folygraphie.com/originaux/belgique/djandjan.jpg" table:display="true" table:show-details="true"/>
                <table:data-pilot-member table:name="folygraphie.com/originaux/belgique/escargot.jpg" table:display="true" table:show-details="true"/>
                <table:data-pilot-member table:name="folygraphie.com/originaux/belgique/étoile_grande.jpg" table:display="true" table:show-details="true"/>
                <table:data-pilot-member table:name="folygraphie.com/originaux/belgique/étoile6_argent.jpg" table:display="true" table:show-details="true"/>
                <table:data-pilot-member table:name="folygraphie.com/originaux/belgique/étoile6.jpg" table:display="true" table:show-details="true"/>
                <table:data-pilot-member table:name="folygraphie.com/originaux/belgique/flambeaux_entrecroises.jpg" table:display="true" table:show-details="true"/>
                <table:data-pilot-member table:name="folygraphie.com/originaux/belgique/gazelle.jpg" table:display="true" table:show-details="true"/>
                <table:data-pilot-member table:name="folygraphie.com/originaux/belgique/girafe.jpg" table:display="true" table:show-details="true"/>
                <table:data-pilot-member table:name="folygraphie.com/originaux/belgique/grenouille_argent.jpg" table:display="true" table:show-details="true"/>
                <table:data-pilot-member table:name="folygraphie.com/originaux/belgique/homard.jpg" table:display="true" table:show-details="true"/>
                <table:data-pilot-member table:name="folygraphie.com/originaux/belgique/hure.jpg" table:display="true" table:show-details="true"/>
                <table:data-pilot-member table:name="folygraphie.com/originaux/belgique/kangourou.jpg" table:display="true" table:show-details="true"/>
                <table:data-pilot-member table:name="folygraphie.com/originaux/belgique/koala.jpg" table:display="true" table:show-details="true"/>
                <table:data-pilot-member table:name="folygraphie.com/originaux/belgique/le_fou.jpg" table:display="true" table:show-details="true"/>
                <table:data-pilot-member table:name="folygraphie.com/originaux/belgique/licorne.jpg" table:display="true" table:show-details="true"/>
                <table:data-pilot-member table:name="folygraphie.com/originaux/belgique/locomotive.jpg" table:display="true" table:show-details="true"/>
                <table:data-pilot-member table:name="folygraphie.com/originaux/belgique/mains_serrees.jpg" table:display="true" table:show-details="true"/>
                <table:data-pilot-member table:name="folygraphie.com/originaux/belgique/manneken_pis.jpg" table:display="true" table:show-details="true"/>
                <table:data-pilot-member table:name="folygraphie.com/originaux/belgique/marteau_compas_piolet.jpg" table:display="true" table:show-details="true"/>
                <table:data-pilot-member table:name="folygraphie.com/originaux/belgique/masques_de_comedie.jpg" table:display="true" table:show-details="true"/>
                <table:data-pilot-member table:name="folygraphie.com/originaux/belgique/palmier.jpg" table:display="true" table:show-details="true"/>
                <table:data-pilot-member table:name="folygraphie.com/originaux/belgique/papillon.jpg" table:display="true" table:show-details="true"/>
                <table:data-pilot-member table:name="folygraphie.com/originaux/belgique/perron_liegeois.jpg" table:display="true" table:show-details="true"/>
                <table:data-pilot-member table:name="folygraphie.com/originaux/belgique/perroquet_sur_perchoir.jpg" table:display="true" table:show-details="true"/>
                <table:data-pilot-member table:name="folygraphie.com/originaux/belgique/piolets_doubles_et_croises.jpg" table:display="true" table:show-details="true"/>
                <table:data-pilot-member table:name="folygraphie.com/originaux/belgique/poignard.jpg" table:display="true" table:show-details="true"/>
                <table:data-pilot-member table:name="folygraphie.com/originaux/belgique/polytechnique_argent.jpg" table:display="true" table:show-details="true"/>
                <table:data-pilot-member table:name="folygraphie.com/originaux/belgique/polytechnique.jpg" table:display="true" table:show-details="true"/>
                <table:data-pilot-member table:name="folygraphie.com/originaux/belgique/rat.jpg" table:display="true" table:show-details="true"/>
                <table:data-pilot-member table:name="folygraphie.com/originaux/belgique/sabot.jpg" table:display="true" table:show-details="true"/>
                <table:data-pilot-member table:name="folygraphie.com/originaux/belgique/singe_du_grand_garde.jpg" table:display="true" table:show-details="true"/>
                <table:data-pilot-member table:name="folygraphie.com/originaux/belgique/skis.jpg" table:display="true" table:show-details="true"/>
                <table:data-pilot-member table:name="folygraphie.com/originaux/belgique/solvay.jpg" table:display="true" table:show-details="true"/>
                <table:data-pilot-member table:name="folygraphie.com/originaux/belgique/squelette.jpg" table:display="true" table:show-details="true"/>
                <table:data-pilot-member table:name="folygraphie.com/originaux/belgique/tambour.jpg" table:display="true" table:show-details="true"/>
                <table:data-pilot-member table:name="folygraphie.com/originaux/belgique/telephone.jpg" table:display="true" table:show-details="true"/>
                <table:data-pilot-member table:name="folygraphie.com/originaux/belgique/tete_d_indien.jpg" table:display="true" table:show-details="true"/>
                <table:data-pilot-member table:name="folygraphie.com/originaux/belgique/tete_de_buffle.jpg" table:display="true" table:show-details="true"/>
                <table:data-pilot-member table:name="folygraphie.com/originaux/belgique/tête_de_chaval.jpg" table:display="true" table:show-details="true"/>
                <table:data-pilot-member table:name="folygraphie.com/originaux/belgique/tete_de_loup_de_face.jpg" table:display="true" table:show-details="true"/>
                <table:data-pilot-member table:name="folygraphie.com/originaux/belgique/tete_de_loup_de_profil.jpg" table:display="true" table:show-details="true"/>
                <table:data-pilot-member table:name="folygraphie.com/originaux/belgique/tore.jpg" table:display="true" table:show-details="true"/>
                <table:data-pilot-member table:name="folygraphie.com/originaux/belgique/trêfle_à_4_feuilles.jpg" table:display="true" table:show-details="true"/>
                <table:data-pilot-member table:name="folygraphie.com/originaux/belgique/valise.jpg" table:display="true" table:show-details="true"/>
                <table:data-pilot-member table:name="folygraphie.com/originaux/broches/gc.jpg" table:display="true" table:show-details="true"/>
                <table:data-pilot-member table:name="folygraphie.com/originaux/broches/gm.jpg" table:display="true" table:show-details="true"/>
                <table:data-pilot-member table:name="folygraphie.com/originaux/broches/président.jpg" table:display="true" table:show-details="true"/>
                <table:data-pilot-member table:name="folygraphie.com/originaux/broches/trésorier.jpg" table:display="true" table:show-details="true"/>
                <table:data-pilot-member table:name="folygraphie.com/originaux/broches/V_FAC02.jpg" table:display="true" table:show-details="true"/>
                <table:data-pilot-member table:name="folygraphie.com/originaux/broches/V_FAC03.jpg" table:display="true" table:show-details="true"/>
                <table:data-pilot-member table:name="folygraphie.com/originaux/broches/V_FAC04.jpg" table:display="true" table:show-details="true"/>
                <table:data-pilot-member table:name="folygraphie.com/originaux/broches/vice_président.jpg" table:display="true" table:show-details="true"/>
                <table:data-pilot-member table:name="folygraphie.com/originaux/insignes_argent/étoile_argent.jpg" table:display="true" table:show-details="true"/>
                <table:data-pilot-member table:name="folygraphie.com/originaux/insignes_argent/tortue_argent.jpg" table:display="true" table:show-details="true"/>
                <table:data-pilot-member table:name="folygraphie.com/originaux/insignes_paris/abeille.jpg" table:display="true" table:show-details="true"/>
                <table:data-pilot-member table:name="folygraphie.com/originaux/insignes_paris/ancre.jpg" table:display="true" table:show-details="true"/>
                <table:data-pilot-member table:name="folygraphie.com/originaux/insignes_paris/appareil_photo.jpg" table:display="true" table:show-details="true"/>
                <table:data-pilot-member table:name="folygraphie.com/originaux/insignes_paris/bacchus_argent.jpg" table:display="true" table:show-details="true"/>
                <table:data-pilot-member table:name="folygraphie.com/originaux/insignes_paris/bacchus.jpg" table:display="true" table:show-details="true"/>
                <table:data-pilot-member table:name="folygraphie.com/originaux/insignes_paris/balance.jpg" table:display="true" table:show-details="true"/>
                <table:data-pilot-member table:name="folygraphie.com/originaux/insignes_paris/ballon_et_cornue.jpg" table:display="true" table:show-details="true"/>
                <table:data-pilot-member table:name="folygraphie.com/originaux/insignes_paris/bouteille_de_bordeaux.jpg" table:display="true" table:show-details="true"/>
                <table:data-pilot-member table:name="folygraphie.com/originaux/insignes_paris/bouteille_de_champagne.jpg" table:display="true" table:show-details="true"/>
                <table:data-pilot-member table:name="folygraphie.com/originaux/insignes_paris/caducée_médecine.jpg" table:display="true" table:show-details="true"/>
                <table:data-pilot-member table:name="folygraphie.com/originaux/insignes_paris/caducée_pharma.jpg" table:display="true" table:show-details="true"/>
                <table:data-pilot-member table:name="folygraphie.com/originaux/insignes_paris/canard.jpg" table:display="true" table:show-details="true"/>
                <table:data-pilot-member table:name="folygraphie.com/originaux/insignes_paris/casque_de_périclès.jpg" table:display="true" table:show-details="true"/>
                <table:data-pilot-member table:name="folygraphie.com/originaux/insignes_paris/chameau.jpg" table:display="true" table:show-details="true"/>
                <table:data-pilot-member table:name="folygraphie.com/originaux/insignes_paris/chardon_lorrain.jpg" table:display="true" table:show-details="true"/>
                <table:data-pilot-member table:name="folygraphie.com/originaux/insignes_paris/chauve_souris.jpg" table:display="true" table:show-details="true"/>
                <table:data-pilot-member table:name="folygraphie.com/originaux/insignes_paris/chope.jpg" table:display="true" table:show-details="true"/>
                <table:data-pilot-member table:name="folygraphie.com/originaux/insignes_paris/chouette.jpg" table:display="true" table:show-details="true"/>
                <table:data-pilot-member table:name="folygraphie.com/originaux/insignes_paris/cigogne.jpg" table:display="true" table:show-details="true"/>
                <table:data-pilot-member table:name="folygraphie.com/originaux/insignes_paris/ciseaux.jpg" table:display="true" table:show-details="true"/>
                <table:data-pilot-member table:name="folygraphie.com/originaux/insignes_paris/clé_de_sol.jpg" table:display="true" table:show-details="true"/>
                <table:data-pilot-member table:name="folygraphie.com/originaux/insignes_paris/cochon.jpg" table:display="true" table:show-details="true"/>
                <table:data-pilot-member table:name="folygraphie.com/originaux/insignes_paris/cocotte_en_papier.jpg" table:display="true" table:show-details="true"/>
                <table:data-pilot-member table:name="folygraphie.com/originaux/insignes_paris/comete.jpg" table:display="true" table:show-details="true"/>
                <table:data-pilot-member table:name="folygraphie.com/originaux/insignes_paris/compas_et_equerre.jpg" table:display="true" table:show-details="true"/>
                <table:data-pilot-member table:name="folygraphie.com/originaux/insignes_paris/coq.jpg" table:display="true" table:show-details="true"/>
                <table:data-pilot-member table:name="folygraphie.com/originaux/insignes_paris/cor_de_chasse.jpg" table:display="true" table:show-details="true"/>
                <table:data-pilot-member table:name="folygraphie.com/originaux/insignes_paris/croix_d_ankh.jpg" table:display="true" table:show-details="true"/>
                <table:data-pilot-member table:name="folygraphie.com/originaux/insignes_paris/dent.jpg" table:display="true" table:show-details="true"/>
                <table:data-pilot-member table:name="folygraphie.com/originaux/insignes_paris/éléphant.jpg" table:display="true" table:show-details="true"/>
                <table:data-pilot-member table:name="folygraphie.com/originaux/insignes_paris/épée.jpg" table:display="true" table:show-details="true"/>
                <table:data-pilot-member table:name="folygraphie.com/originaux/insignes_paris/épervier.jpg" table:display="true" table:show-details="true"/>
                <table:data-pilot-member table:name="folygraphie.com/originaux/insignes_paris/épi_de_blé_et_faucille.jpg" table:display="true" table:show-details="true"/>
                <table:data-pilot-member table:name="folygraphie.com/originaux/insignes_paris/épi_de_blé.jpg" table:display="true" table:show-details="true"/>
                <table:data-pilot-member table:name="folygraphie.com/originaux/insignes_paris/epsilon.jpg" table:display="true" table:show-details="true"/>
                <table:data-pilot-member table:name="folygraphie.com/originaux/insignes_paris/escargot.jpg" table:display="true" table:show-details="true"/>
                <table:data-pilot-member table:name="folygraphie.com/originaux/insignes_paris/étoile_et_foudre.jpg" table:display="true" table:show-details="true"/>
                <table:data-pilot-member table:name="folygraphie.com/originaux/insignes_paris/faux.jpg" table:display="true" table:show-details="true"/>
                <table:data-pilot-member table:name="folygraphie.com/originaux/insignes_paris/fer_a_cheval.jpg" table:display="true" table:show-details="true"/>
                <table:data-pilot-member table:name="folygraphie.com/originaux/insignes_paris/feuille_de_vigne.jpg" table:display="true" table:show-details="true"/>
                <table:data-pilot-member table:name="folygraphie.com/originaux/insignes_paris/flêche.jpg" table:display="true" table:show-details="true"/>
                <table:data-pilot-member table:name="folygraphie.com/originaux/insignes_paris/fourchette.jpg" table:display="true" table:show-details="true"/>
                <table:data-pilot-member table:name="folygraphie.com/originaux/insignes_paris/globe.jpg" table:display="true" table:show-details="true"/>
                <table:data-pilot-member table:name="folygraphie.com/originaux/insignes_paris/grappe_de_raisin.jpg" table:display="true" table:show-details="true"/>
                <table:data-pilot-member table:name="folygraphie.com/originaux/insignes_paris/grenouille_argent.jpg" table:display="true" table:show-details="true"/>
                <table:data-pilot-member table:name="folygraphie.com/originaux/insignes_paris/grenouille.jpg" table:display="true" table:show-details="true"/>
                <table:data-pilot-member table:name="folygraphie.com/originaux/insignes_paris/hache.jpg" table:display="true" table:show-details="true"/>
                <table:data-pilot-member table:name="folygraphie.com/originaux/insignes_paris/hermine.jpg" table:display="true" table:show-details="true"/>
                <table:data-pilot-member table:name="folygraphie.com/originaux/insignes_paris/homard.jpg" table:display="true" table:show-details="true"/>
                <table:data-pilot-member table:name="folygraphie.com/originaux/insignes_paris/hyppocampe.jpg" table:display="true" table:show-details="true"/>
                <table:data-pilot-member table:name="folygraphie.com/originaux/insignes_paris/lanterne.jpg" table:display="true" table:show-details="true"/>
                <table:data-pilot-member table:name="folygraphie.com/originaux/insignes_paris/lime.jpg" table:display="true" table:show-details="true"/>
                <table:data-pilot-member table:name="folygraphie.com/originaux/insignes_paris/lion_heraldique.jpg" table:display="true" table:show-details="true"/>
                <table:data-pilot-member table:name="folygraphie.com/originaux/insignes_paris/livre_ouvert_et_plume.jpg" table:display="true" table:show-details="true"/>
                <table:data-pilot-member table:name="folygraphie.com/originaux/insignes_paris/lorgnons.jpg" table:display="true" table:show-details="true"/>
                <table:data-pilot-member table:name="folygraphie.com/originaux/insignes_paris/loutre.jpg" table:display="true" table:show-details="true"/>
                <table:data-pilot-member table:name="folygraphie.com/originaux/insignes_paris/lyre.jpg" table:display="true" table:show-details="true"/>
                <table:data-pilot-member table:name="folygraphie.com/originaux/insignes_paris/marteau_et_maillet.jpg" table:display="true" table:show-details="true"/>
                <table:data-pilot-member table:name="folygraphie.com/originaux/insignes_paris/masque.jpg" table:display="true" table:show-details="true"/>
                <table:data-pilot-member table:name="folygraphie.com/originaux/insignes_paris/nounours.jpg" table:display="true" table:show-details="true"/>
                <table:data-pilot-member table:name="folygraphie.com/originaux/insignes_paris/orchidée.jpg" table:display="true" table:show-details="true"/>
                <table:data-pilot-member table:name="folygraphie.com/originaux/insignes_paris/ours.jpg" table:display="true" table:show-details="true"/>
                <table:data-pilot-member table:name="folygraphie.com/originaux/insignes_paris/palette.jpg" table:display="true" table:show-details="true"/>
                <table:data-pilot-member table:name="folygraphie.com/originaux/insignes_paris/palme_grande.jpg" table:display="true" table:show-details="true"/>
                <table:data-pilot-member table:name="folygraphie.com/originaux/insignes_paris/palme_large.jpg" table:display="true" table:show-details="true"/>
                <table:data-pilot-member table:name="folygraphie.com/originaux/insignes_paris/palme_petite.jpg" table:display="true" table:show-details="true"/>
                <table:data-pilot-member table:name="folygraphie.com/originaux/insignes_paris/palmes_croisées.jpg" table:display="true" table:show-details="true"/>
                <table:data-pilot-member table:name="folygraphie.com/originaux/insignes_paris/palmes_double.jpg" table:display="true" table:show-details="true"/>
                <table:data-pilot-member table:name="folygraphie.com/originaux/insignes_paris/parapluie_fermé.jpg" table:display="true" table:show-details="true"/>
                <table:data-pilot-member table:name="folygraphie.com/originaux/insignes_paris/parapluie_ouvert.jpg" table:display="true" table:show-details="true"/>
                <table:data-pilot-member table:name="folygraphie.com/originaux/insignes_paris/pensée.jpg" table:display="true" table:show-details="true"/>
                <table:data-pilot-member table:name="folygraphie.com/originaux/insignes_paris/plume.jpg" table:display="true" table:show-details="true"/>
                <table:data-pilot-member table:name="folygraphie.com/originaux/insignes_paris/poule.jpg" table:display="true" table:show-details="true"/>
                <table:data-pilot-member table:name="folygraphie.com/originaux/insignes_paris/quille.jpg" table:display="true" table:show-details="true"/>
                <table:data-pilot-member table:name="folygraphie.com/originaux/insignes_paris/raquette.jpg" table:display="true" table:show-details="true"/>
                <table:data-pilot-member table:name="folygraphie.com/originaux/insignes_paris/rose.jpg" table:display="true" table:show-details="true"/>
                <table:data-pilot-member table:name="folygraphie.com/originaux/insignes_paris/sanglier.jpg" table:display="true" table:show-details="true"/>
                <table:data-pilot-member table:name="folygraphie.com/originaux/insignes_paris/scie.jpg" table:display="true" table:show-details="true"/>
                <table:data-pilot-member table:name="folygraphie.com/originaux/insignes_paris/serpent.jpg" table:display="true" table:show-details="true"/>
                <table:data-pilot-member table:name="folygraphie.com/originaux/insignes_paris/singe.jpg" table:display="true" table:show-details="true"/>
                <table:data-pilot-member table:name="folygraphie.com/originaux/insignes_paris/ski.jpg" table:display="true" table:show-details="true"/>
                <table:data-pilot-member table:name="folygraphie.com/originaux/insignes_paris/soleil.jpg" table:display="true" table:show-details="true"/>
                <table:data-pilot-member table:name="folygraphie.com/originaux/insignes_paris/sous_troué.jpg" table:display="true" table:show-details="true"/>
                <table:data-pilot-member table:name="folygraphie.com/originaux/insignes_paris/sphinx.jpg" table:display="true" table:show-details="true"/>
                <table:data-pilot-member table:name="folygraphie.com/originaux/insignes_paris/squelette.jpg" table:display="true" table:show-details="true"/>
                <table:data-pilot-member table:name="folygraphie.com/originaux/insignes_paris/taste_vin.jpg" table:display="true" table:show-details="true"/>
                <table:data-pilot-member table:name="folygraphie.com/originaux/insignes_paris/tête_de_mort_fémurs_croisés_argent.jpg" table:display="true" table:show-details="true"/>
                <table:data-pilot-member table:name="folygraphie.com/originaux/insignes_paris/tête_de_mort_fémurs_croisés.jpg" table:display="true" table:show-details="true"/>
                <table:data-pilot-member table:name="folygraphie.com/originaux/insignes_paris/tête_de_mort.jpg" table:display="true" table:show-details="true"/>
                <table:data-pilot-member table:name="folygraphie.com/originaux/insignes_paris/tête_de_vache.jpg" table:display="true" table:show-details="true"/>
                <table:data-pilot-member table:name="folygraphie.com/originaux/insignes_paris/tortue_argent.jpg" table:display="true" table:show-details="true"/>
                <table:data-pilot-member table:name="folygraphie.com/originaux/insignes_paris/tortue.jpg" table:display="true" table:show-details="true"/>
                <table:data-pilot-member table:name="folygraphie.com/originaux/insignes_paris/voilier.jpg" table:display="true" table:show-details="true"/>
                <table:data-pilot-member table:name="folygraphie.com/originaux/insignes_paris/volant.jpg" table:display="true" table:show-details="true"/>
                <table:data-pilot-member table:name="folygraphie.com/originaux/insignes/abeille.jpg" table:display="true" table:show-details="true"/>
                <table:data-pilot-member table:name="folygraphie.com/originaux/insignes/ancre.JPG" table:display="true" table:show-details="true"/>
                <table:data-pilot-member table:name="folygraphie.com/originaux/insignes/araignée.jpg" table:display="true" table:show-details="true"/>
                <table:data-pilot-member table:name="folygraphie.com/originaux/insignes/bacchus.jpg" table:display="true" table:show-details="true"/>
                <table:data-pilot-member table:name="folygraphie.com/originaux/insignes/balance.jpg" table:display="true" table:show-details="true"/>
                <table:data-pilot-member table:name="folygraphie.com/originaux/insignes/bébé.jpg" table:display="true" table:show-details="true"/>
                <table:data-pilot-member table:name="folygraphie.com/originaux/insignes/bouteille_de_bordeaux.jpg" table:display="true" table:show-details="true"/>
                <table:data-pilot-member table:name="folygraphie.com/originaux/insignes/bouteille_de_champagne.jpg" table:display="true" table:show-details="true"/>
                <table:data-pilot-member table:name="folygraphie.com/originaux/insignes/caducée_coupe.jpg" table:display="true" table:show-details="true"/>
                <table:data-pilot-member table:name="folygraphie.com/originaux/insignes/caducée_médecine.jpg" table:display="true" table:show-details="true"/>
                <table:data-pilot-member table:name="folygraphie.com/originaux/insignes/caducée_mercure.jpg" table:display="true" table:show-details="true"/>
                <table:data-pilot-member table:name="folygraphie.com/originaux/insignes/caducée.jpg" table:display="true" table:show-details="true"/>
                <table:data-pilot-member table:name="folygraphie.com/originaux/insignes/casque_de_périclès.jpg" table:display="true" table:show-details="true"/>
                <table:data-pilot-member table:name="folygraphie.com/originaux/insignes/chameau.jpg" table:display="true" table:show-details="true"/>
                <table:data-pilot-member table:name="folygraphie.com/originaux/insignes/chardon.jpg" table:display="true" table:show-details="true"/>
                <table:data-pilot-member table:name="folygraphie.com/originaux/insignes/chat.jpg" table:display="true" table:show-details="true"/>
                <table:data-pilot-member table:name="folygraphie.com/originaux/insignes/chauve.jpg" table:display="true" table:show-details="true"/>
                <table:data-pilot-member table:name="folygraphie.com/originaux/insignes/chouette_à_2_tête.jpg" table:display="true" table:show-details="true"/>
                <table:data-pilot-member table:name="folygraphie.com/originaux/insignes/chouette.jpg" table:display="true" table:show-details="true"/>
                <table:data-pilot-member table:name="folygraphie.com/originaux/insignes/cigale.jpg" table:display="true" table:show-details="true"/>
                <table:data-pilot-member table:name="folygraphie.com/originaux/insignes/ciseaux.jpg" table:display="true" table:show-details="true"/>
                <table:data-pilot-member table:name="folygraphie.com/originaux/insignes/clé_de_sol.jpg" table:display="true" table:show-details="true"/>
                <table:data-pilot-member table:name="folygraphie.com/originaux/insignes/cochon.jpg" table:display="true" table:show-details="true"/>
                <table:data-pilot-member table:name="folygraphie.com/originaux/insignes/cocotte_en_papier.jpg" table:display="true" table:show-details="true"/>
                <table:data-pilot-member table:name="folygraphie.com/originaux/insignes/conue_et_balon.jpg" table:display="true" table:show-details="true"/>
                <table:data-pilot-member table:name="folygraphie.com/originaux/insignes/coq (2).jpg" table:display="true" table:show-details="true"/>
                <table:data-pilot-member table:name="folygraphie.com/originaux/insignes/coq.jpg" table:display="true" table:show-details="true"/>
                <table:data-pilot-member table:name="folygraphie.com/originaux/insignes/cor_de_chasse.jpg" table:display="true" table:show-details="true"/>
                <table:data-pilot-member table:name="folygraphie.com/originaux/insignes/croix_d_ankh.jpg" table:display="true" table:show-details="true"/>
                <table:data-pilot-member table:name="folygraphie.com/originaux/insignes/écureil.jpg" table:display="true" table:show-details="true"/>
                <table:data-pilot-member table:name="folygraphie.com/originaux/insignes/éléphant.jpg" table:display="true" table:show-details="true"/>
                <table:data-pilot-member table:name="folygraphie.com/originaux/insignes/épée.jpg" table:display="true" table:show-details="true"/>
                <table:data-pilot-member table:name="folygraphie.com/originaux/insignes/épi_de_blé_et_faucille.jpg" table:display="true" table:show-details="true"/>
                <table:data-pilot-member table:name="folygraphie.com/originaux/insignes/équerre_et_compas.jpg" table:display="true" table:show-details="true"/>
                <table:data-pilot-member table:name="folygraphie.com/originaux/insignes/étoile_de_mer.jpg" table:display="true" table:show-details="true"/>
                <table:data-pilot-member table:name="folygraphie.com/originaux/insignes/étoile_et_foudre.jpg" table:display="true" table:show-details="true"/>
                <table:data-pilot-member table:name="folygraphie.com/originaux/insignes/étoile_grande.jpg" table:display="true" table:show-details="true"/>
                <table:data-pilot-member table:name="folygraphie.com/originaux/insignes/étoile_petite.jpg" table:display="true" table:show-details="true"/>
                <table:data-pilot-member table:name="folygraphie.com/originaux/insignes/étoile_petite2.JPG" table:display="true" table:show-details="true"/>
                <table:data-pilot-member table:name="folygraphie.com/originaux/insignes/étoile.JPG" table:display="true" table:show-details="true"/>
                <table:data-pilot-member table:name="folygraphie.com/originaux/insignes/far_à_cheval.jpg" table:display="true" table:show-details="true"/>
                <table:data-pilot-member table:name="folygraphie.com/originaux/insignes/faux.jpg" table:display="true" table:show-details="true"/>
                <table:data-pilot-member table:name="folygraphie.com/originaux/insignes/feuille_de_vigne.jpg" table:display="true" table:show-details="true"/>
                <table:data-pilot-member table:name="folygraphie.com/originaux/insignes/flament_rose.jpg" table:display="true" table:show-details="true"/>
                <table:data-pilot-member table:name="folygraphie.com/originaux/insignes/flêche.jpg" table:display="true" table:show-details="true"/>
                <table:data-pilot-member table:name="folygraphie.com/originaux/insignes/fleur_de_lys.JPG" table:display="true" table:show-details="true"/>
                <table:data-pilot-member table:name="folygraphie.com/originaux/insignes/fourchette.jpg" table:display="true" table:show-details="true"/>
                <table:data-pilot-member table:name="folygraphie.com/originaux/insignes/fourchettes_croisées (2).jpg" table:display="true" table:show-details="true"/>
                <table:data-pilot-member table:name="folygraphie.com/originaux/insignes/fourchettes_croisées.jpg" table:display="true" table:show-details="true"/>
                <table:data-pilot-member table:name="folygraphie.com/originaux/insignes/globe.jpg" table:display="true" table:show-details="true"/>
                <table:data-pilot-member table:name="folygraphie.com/originaux/insignes/grappe_de_raisin (2).jpg" table:display="true" table:show-details="true"/>
                <table:data-pilot-member table:name="folygraphie.com/originaux/insignes/grappe_de_raisin.jpg" table:display="true" table:show-details="true"/>
                <table:data-pilot-member table:name="folygraphie.com/originaux/insignes/grenouille (2).jpg" table:display="true" table:show-details="true"/>
                <table:data-pilot-member table:name="folygraphie.com/originaux/insignes/grenouille.jpg" table:display="true" table:show-details="true"/>
                <table:data-pilot-member table:name="folygraphie.com/originaux/insignes/guitare.jpg" table:display="true" table:show-details="true"/>
                <table:data-pilot-member table:name="folygraphie.com/originaux/insignes/hache.jpg" table:display="true" table:show-details="true"/>
                <table:data-pilot-member table:name="folygraphie.com/originaux/insignes/hermine.jpg" table:display="true" table:show-details="true"/>
                <table:data-pilot-member table:name="folygraphie.com/originaux/insignes/hx.jpg" table:display="true" table:show-details="true"/>
                <table:data-pilot-member table:name="folygraphie.com/originaux/insignes/lime.JPG" table:display="true" table:show-details="true"/>
                <table:data-pilot-member table:name="folygraphie.com/originaux/insignes/lion.jpg" table:display="true" table:show-details="true"/>
                <table:data-pilot-member table:name="folygraphie.com/originaux/insignes/livre_ouvert_et_plume.jpg" table:display="true" table:show-details="true"/>
                <table:data-pilot-member table:name="folygraphie.com/originaux/insignes/lune.jpg" table:display="true" table:show-details="true"/>
                <table:data-pilot-member table:name="folygraphie.com/originaux/insignes/lyre.jpg" table:display="true" table:show-details="true"/>
                <table:data-pilot-member table:name="folygraphie.com/originaux/insignes/mammouth.jpg" table:display="true" table:show-details="true"/>
                <table:data-pilot-member table:name="folygraphie.com/originaux/insignes/marteau_et_maillet.jpg" table:display="true" table:show-details="true"/>
                <table:data-pilot-member table:name="folygraphie.com/originaux/insignes/menottes.jpg" table:display="true" table:show-details="true"/>
                <table:data-pilot-member table:name="folygraphie.com/originaux/insignes/molaire.jpg" table:display="true" table:show-details="true"/>
                <table:data-pilot-member table:name="folygraphie.com/originaux/insignes/moulin.jpg" table:display="true" table:show-details="true"/>
                <table:data-pilot-member table:name="folygraphie.com/originaux/insignes/nounous.jpg" table:display="true" table:show-details="true"/>
                <table:data-pilot-member table:name="folygraphie.com/originaux/insignes/p1100323_small.jpg" table:display="true" table:show-details="true"/>
                <table:data-pilot-member table:name="folygraphie.com/originaux/insignes/palette (2).jpg" table:display="true" table:show-details="true"/>
                <table:data-pilot-member table:name="folygraphie.com/originaux/insignes/palette.jpg" table:display="true" table:show-details="true"/>
                <table:data-pilot-member table:name="folygraphie.com/originaux/insignes/palme_double.JPG" table:display="true" table:show-details="true"/>
                <table:data-pilot-member table:name="folygraphie.com/originaux/insignes/palme_gande.JPG" table:display="true" table:show-details="true"/>
                <table:data-pilot-member table:name="folygraphie.com/originaux/insignes/palme_petite.JPG" table:display="true" table:show-details="true"/>
                <table:data-pilot-member table:name="folygraphie.com/originaux/insignes/papillon.jpg" table:display="true" table:show-details="true"/>
                <table:data-pilot-member table:name="folygraphie.com/originaux/insignes/parapluie_fermé (2).jpg" table:display="true" table:show-details="true"/>
                <table:data-pilot-member table:name="folygraphie.com/originaux/insignes/parapluie_fermé.jpg" table:display="true" table:show-details="true"/>
                <table:data-pilot-member table:name="folygraphie.com/originaux/insignes/parapluie_ouvert.jpg" table:display="true" table:show-details="true"/>
                <table:data-pilot-member table:name="folygraphie.com/originaux/insignes/patin_à_roulettes.jpg" table:display="true" table:show-details="true"/>
                <table:data-pilot-member table:name="folygraphie.com/originaux/insignes/pendu.jpg" table:display="true" table:show-details="true"/>
                <table:data-pilot-member table:name="folygraphie.com/originaux/insignes/pensée.jpg" table:display="true" table:show-details="true"/>
                <table:data-pilot-member table:name="folygraphie.com/originaux/insignes/pigeon.jpg" table:display="true" table:show-details="true"/>
                <table:data-pilot-member table:name="folygraphie.com/originaux/insignes/plame_double.jpg" table:display="true" table:show-details="true"/>
                <table:data-pilot-member table:name="folygraphie.com/originaux/insignes/plume (2).JPG" table:display="true" table:show-details="true"/>
                <table:data-pilot-member table:name="folygraphie.com/originaux/insignes/plume.jpg" table:display="true" table:show-details="true"/>
                <table:data-pilot-member table:name="folygraphie.com/originaux/insignes/poule.jpg" table:display="true" table:show-details="true"/>
                <table:data-pilot-member table:name="folygraphie.com/originaux/insignes/poulpe.jpg" table:display="true" table:show-details="true"/>
                <table:data-pilot-member table:name="folygraphie.com/originaux/insignes/raquette_de_tennis.jpg" table:display="true" table:show-details="true"/>
                <table:data-pilot-member table:name="folygraphie.com/originaux/insignes/rose (2).jpg" table:display="true" table:show-details="true"/>
                <table:data-pilot-member table:name="folygraphie.com/originaux/insignes/rose.jpg" table:display="true" table:show-details="true"/>
                <table:data-pilot-member table:name="folygraphie.com/originaux/insignes/sanglier.jpg" table:display="true" table:show-details="true"/>
                <table:data-pilot-member table:name="folygraphie.com/originaux/insignes/seringue.jpg" table:display="true" table:show-details="true"/>
                <table:data-pilot-member table:name="folygraphie.com/originaux/insignes/singe.jpg" table:display="true" table:show-details="true"/>
                <table:data-pilot-member table:name="folygraphie.com/originaux/insignes/soleil.jpg" table:display="true" table:show-details="true"/>
                <table:data-pilot-member table:name="folygraphie.com/originaux/insignes/sous_troué.jpg" table:display="true" table:show-details="true"/>
                <table:data-pilot-member table:name="folygraphie.com/originaux/insignes/sphynx.jpg" table:display="true" table:show-details="true"/>
                <table:data-pilot-member table:name="folygraphie.com/originaux/insignes/squelette (2).jpg" table:display="true" table:show-details="true"/>
                <table:data-pilot-member table:name="folygraphie.com/originaux/insignes/squelette.jpg" table:display="true" table:show-details="true"/>
                <table:data-pilot-member table:name="folygraphie.com/originaux/insignes/taste_vin.JPG" table:display="true" table:show-details="true"/>
                <table:data-pilot-member table:name="folygraphie.com/originaux/insignes/tête_de_cheval.jpg" table:display="true" table:show-details="true"/>
                <table:data-pilot-member table:name="folygraphie.com/originaux/insignes/tête_de_mort_et_fémurs_croisés.jpg" table:display="true" table:show-details="true"/>
                <table:data-pilot-member table:name="folygraphie.com/originaux/insignes/tête_de_mort.JPG" table:display="true" table:show-details="true"/>
                <table:data-pilot-member table:name="folygraphie.com/originaux/insignes/tête_de_vache.JPG" table:display="true" table:show-details="true"/>
                <table:data-pilot-member table:name="folygraphie.com/originaux/insignes/tortue.jpg" table:display="true" table:show-details="true"/>
                <table:data-pilot-member table:name="folygraphie.com/originaux/insignes/voilier.jpg" table:display="true" table:show-details="true"/>
                <table:data-pilot-member table:name="folygraphie.com/originaux/insignes/volant.jpg" table:display="true" table:show-details="true"/>
                <table:data-pilot-member table:name="folygraphie.com/originaux/lettres_greques/bêta.jpg" table:display="true" table:show-details="true"/>
                <table:data-pilot-member table:name="folygraphie.com/originaux/lettres_greques/epsilon.jpg" table:display="true" table:show-details="true"/>
                <table:data-pilot-member table:name="folygraphie.com/originaux/lettres_greques/gamma.jpg" table:display="true" table:show-details="true"/>
                <table:data-pilot-member table:name="folygraphie.com/originaux/lettres_greques/phi.jpg" table:display="true" table:show-details="true"/>
                <table:data-pilot-member table:name="folygraphie.com/originaux/lettres_greques/pi.JPG" table:display="true" table:show-details="true"/>
                <table:data-pilot-member table:name="folygraphie.com/originaux/lettres_greques/psi.jpg" table:display="true" table:show-details="true"/>
                <table:data-pilot-member table:name="folygraphie.com/originaux/potager/betterave.jpg" table:display="true" table:show-details="true"/>
                <table:data-pilot-member table:name="folygraphie.com/originaux/potager/carotte.jpg" table:display="true" table:show-details="true"/>
                <table:data-pilot-member table:name="folygraphie.com/originaux/potager/chou_fleur.jpg" table:display="true" table:show-details="true"/>
                <table:data-pilot-member table:name="folygraphie.com/originaux/potager/navet.jpg" table:display="true" table:show-details="true"/>
                <table:data-pilot-member table:name="folygraphie.com/originaux/potager/poireau.jpg" table:display="true" table:show-details="true"/>
                <table:data-pilot-member table:name="folygraphie.com/originaux/potager/tomate.jpg" table:display="true" table:show-details="true"/>
                <table:data-pilot-member table:name="folygraphie.com/originaux/x/69.JPG" table:display="true" table:show-details="true"/>
                <table:data-pilot-member table:name="folygraphie.com/originaux/x/flying_foufoune.JPG" table:display="true" table:show-details="true"/>
                <table:data-pilot-member table:name="folygraphie.com/originaux/x/flying_penis.JPG" table:display="true" table:show-details="true"/>
                <table:data-pilot-member table:name="folygraphie.com/originaux/x/levrette.JPG" table:display="true" table:show-details="true"/>
                <table:data-pilot-member table:name="folygraphie.com/originaux/x/priape.jpg" table:display="true" table:show-details="true"/>
                <table:data-pilot-member table:name="folygraphie.com/originaux/zodiaque_chinois/cheval.jpg" table:display="true" table:show-details="true"/>
                <table:data-pilot-member table:name="folygraphie.com/originaux/zodiaque_chinois/chevre.jpg" table:display="true" table:show-details="true"/>
                <table:data-pilot-member table:name="folygraphie.com/originaux/zodiaque_chinois/chien.jpg" table:display="true" table:show-details="true"/>
                <table:data-pilot-member table:name="folygraphie.com/originaux/zodiaque_chinois/cochon.jpg" table:display="true" table:show-details="true"/>
                <table:data-pilot-member table:name="folygraphie.com/originaux/zodiaque_chinois/coq.jpg" table:display="true" table:show-details="true"/>
                <table:data-pilot-member table:name="folygraphie.com/originaux/zodiaque_chinois/dragon.jpg" table:display="true" table:show-details="true"/>
                <table:data-pilot-member table:name="folygraphie.com/originaux/zodiaque_chinois/lievre.jpg" table:display="true" table:show-details="true"/>
                <table:data-pilot-member table:name="folygraphie.com/originaux/zodiaque_chinois/rat.jpg" table:display="true" table:show-details="true"/>
                <table:data-pilot-member table:name="folygraphie.com/originaux/zodiaque_chinois/serpent.jpg" table:display="true" table:show-details="true"/>
                <table:data-pilot-member table:name="folygraphie.com/originaux/zodiaque_chinois/singe.jpg" table:display="true" table:show-details="true"/>
                <table:data-pilot-member table:name="folygraphie.com/originaux/zodiaque_chinois/taureau.jpg" table:display="true" table:show-details="true"/>
                <table:data-pilot-member table:name="folygraphie.com/originaux/zodiaque_chinois/tigre.jpg" table:display="true" table:show-details="true"/>
                <table:data-pilot-member table:name="folygraphie.com/originaux/zodiaque/balance.jpg" table:display="true" table:show-details="true"/>
                <table:data-pilot-member table:name="folygraphie.com/originaux/zodiaque/belier_tête.jpg" table:display="true" table:show-details="true"/>
                <table:data-pilot-member table:name="folygraphie.com/originaux/zodiaque/belier.jpg" table:display="true" table:show-details="true"/>
                <table:data-pilot-member table:name="folygraphie.com/originaux/zodiaque/cancer.jpg" table:display="true" table:show-details="true"/>
                <table:data-pilot-member table:name="folygraphie.com/originaux/zodiaque/capricorne.jpg" table:display="true" table:show-details="true"/>
                <table:data-pilot-member table:name="folygraphie.com/originaux/zodiaque/gemeaux.jpg" table:display="true" table:show-details="true"/>
                <table:data-pilot-member table:name="folygraphie.com/originaux/zodiaque/gemeaux2.jpg" table:display="true" table:show-details="true"/>
                <table:data-pilot-member table:name="folygraphie.com/originaux/zodiaque/lion.jpg" table:display="true" table:show-details="true"/>
                <table:data-pilot-member table:name="folygraphie.com/originaux/zodiaque/lion2.jpg" table:display="true" table:show-details="true"/>
                <table:data-pilot-member table:name="folygraphie.com/originaux/zodiaque/poisson.jpg" table:display="true" table:show-details="true"/>
                <table:data-pilot-member table:name="folygraphie.com/originaux/zodiaque/poisson2.jpg" table:display="true" table:show-details="true"/>
                <table:data-pilot-member table:name="folygraphie.com/originaux/zodiaque/sagittaire.jpg" table:display="true" table:show-details="true"/>
                <table:data-pilot-member table:name="folygraphie.com/originaux/zodiaque/sagittaire2.jpg" table:display="true" table:show-details="true"/>
                <table:data-pilot-member table:name="folygraphie.com/originaux/zodiaque/scorpion.jpg" table:display="true" table:show-details="true"/>
                <table:data-pilot-member table:name="folygraphie.com/originaux/zodiaque/scorpion2.jpg" table:display="true" table:show-details="true"/>
                <table:data-pilot-member table:name="folygraphie.com/originaux/zodiaque/taureau.jpg" table:display="true" table:show-details="true"/>
                <table:data-pilot-member table:name="folygraphie.com/originaux/zodiaque/taureau2.jpg" table:display="true" table:show-details="true"/>
                <table:data-pilot-member table:name="folygraphie.com/originaux/zodiaque/verseau.jpg" table:display="true" table:show-details="true"/>
                <table:data-pilot-member table:name="folygraphie.com/originaux/zodiaque/verseau2.jpg" table:display="true" table:show-details="true"/>
                <table:data-pilot-member table:name="folygraphie.com/originaux/zodiaque/vierge.jpg" table:display="true" table:show-details="true"/>
                <table:data-pilot-member table:name="ma-faluche.fr/originaux/broches/gc.jpg" table:display="true" table:show-details="true"/>
                <table:data-pilot-member table:name="ma-faluche.fr/originaux/broches/gm.jpg" table:display="true" table:show-details="true"/>
                <table:data-pilot-member table:name="ma-faluche.fr/originaux/broches/président.jpg" table:display="true" table:show-details="true"/>
                <table:data-pilot-member table:name="ma-faluche.fr/originaux/broches/secrétaire.jpg" table:display="true" table:show-details="true"/>
                <table:data-pilot-member table:name="ma-faluche.fr/originaux/broches/trésorier.jpg" table:display="true" table:show-details="true"/>
                <table:data-pilot-member table:name="ma-faluche.fr/originaux/broches/vice_président.jpg" table:display="true" table:show-details="true"/>
                <table:data-pilot-member table:name="ma-faluche.fr/originaux/insignes_argent/étoile_grande_argent.jpg" table:display="true" table:show-details="true"/>
                <table:data-pilot-member table:name="ma-faluche.fr/originaux/insignes_argent/étoile_petite_argent.jpg" table:display="true" table:show-details="true"/>
                <table:data-pilot-member table:name="ma-faluche.fr/originaux/insignes_argent/grenouille_argent.jpg" table:display="true" table:show-details="true"/>
                <table:data-pilot-member table:name="ma-faluche.fr/originaux/insignes_argent/torture_argent.jpg" table:display="true" table:show-details="true"/>
                <table:data-pilot-member table:name="ma-faluche.fr/originaux/insignes/abeille.jpg" table:display="true" table:show-details="true"/>
                <table:data-pilot-member table:name="ma-faluche.fr/originaux/insignes/ancre.jpg" table:display="true" table:show-details="true"/>
                <table:data-pilot-member table:name="ma-faluche.fr/originaux/insignes/bacchus.jpg" table:display="true" table:show-details="true"/>
                <table:data-pilot-member table:name="ma-faluche.fr/originaux/insignes/ballon_de_foot.jpg" table:display="true" table:show-details="true"/>
                <table:data-pilot-member table:name="ma-faluche.fr/originaux/insignes/bouteille_de_bordeau.jpg" table:display="true" table:show-details="true"/>
                <table:data-pilot-member table:name="ma-faluche.fr/originaux/insignes/bouteille_de_champagne.jpg" table:display="true" table:show-details="true"/>
                <table:data-pilot-member table:name="ma-faluche.fr/originaux/insignes/caducée_médecine.jpg" table:display="true" table:show-details="true"/>
                <table:data-pilot-member table:name="ma-faluche.fr/originaux/insignes/caducée_mercure.jpg" table:display="true" table:show-details="true"/>
                <table:data-pilot-member table:name="ma-faluche.fr/originaux/insignes/caducée_pharmacie.jpg" table:display="true" table:show-details="true"/>
                <table:data-pilot-member table:name="ma-faluche.fr/originaux/insignes/casque_de_périclès.jpg" table:display="true" table:show-details="true"/>
                <table:data-pilot-member table:name="ma-faluche.fr/originaux/insignes/chameau.jpg" table:display="true" table:show-details="true"/>
                <table:data-pilot-member table:name="ma-faluche.fr/originaux/insignes/chauve_souris.jpg" table:display="true" table:show-details="true"/>
                <table:data-pilot-member table:name="ma-faluche.fr/originaux/insignes/chouette_à_deux_têtes.jpg" table:display="true" table:show-details="true"/>
                <table:data-pilot-member table:name="ma-faluche.fr/originaux/insignes/chouette.jpg" table:display="true" table:show-details="true"/>
                <table:data-pilot-member table:name="ma-faluche.fr/originaux/insignes/cigogne.jpg" table:display="true" table:show-details="true"/>
                <table:data-pilot-member table:name="ma-faluche.fr/originaux/insignes/ciseaux.jpg" table:display="true" table:show-details="true"/>
                <table:data-pilot-member table:name="ma-faluche.fr/originaux/insignes/clé_de_sol.jpg" table:display="true" table:show-details="true"/>
                <table:data-pilot-member table:name="ma-faluche.fr/originaux/insignes/clés.jpg" table:display="true" table:show-details="true"/>
                <table:data-pilot-member table:name="ma-faluche.fr/originaux/insignes/cochon.jpg" table:display="true" table:show-details="true"/>
                <table:data-pilot-member table:name="ma-faluche.fr/originaux/insignes/cocotte_en_papier.jpg" table:display="true" table:show-details="true"/>
                <table:data-pilot-member table:name="ma-faluche.fr/originaux/insignes/commet.jpg" table:display="true" table:show-details="true"/>
                <table:data-pilot-member table:name="ma-faluche.fr/originaux/insignes/coq.jpg" table:display="true" table:show-details="true"/>
                <table:data-pilot-member table:name="ma-faluche.fr/originaux/insignes/cor_de_chasse.jpg" table:display="true" table:show-details="true"/>
                <table:data-pilot-member table:name="ma-faluche.fr/originaux/insignes/cornue_et_ballon.jpg" table:display="true" table:show-details="true"/>
                <table:data-pilot-member table:name="ma-faluche.fr/originaux/insignes/croix_d_ankh.jpg" table:display="true" table:show-details="true"/>
                <table:data-pilot-member table:name="ma-faluche.fr/originaux/insignes/éléphant.jpg" table:display="true" table:show-details="true"/>
                <table:data-pilot-member table:name="ma-faluche.fr/originaux/insignes/épée.jpg" table:display="true" table:show-details="true"/>
                <table:data-pilot-member table:name="ma-faluche.fr/originaux/insignes/épervier.jpg" table:display="true" table:show-details="true"/>
                <table:data-pilot-member table:name="ma-faluche.fr/originaux/insignes/épi_de_blé.jpg" table:display="true" table:show-details="true"/>
                <table:data-pilot-member table:name="ma-faluche.fr/originaux/insignes/épis_de_blé_et_faucille.jpg" table:display="true" table:show-details="true"/>
                <table:data-pilot-member table:name="ma-faluche.fr/originaux/insignes/équerre_et_compas.jpg" table:display="true" table:show-details="true"/>
                <table:data-pilot-member table:name="ma-faluche.fr/originaux/insignes/étoile_et_foudre.jpg" table:display="true" table:show-details="true"/>
                <table:data-pilot-member table:name="ma-faluche.fr/originaux/insignes/étoile_grande.jpg" table:display="true" table:show-details="true"/>
                <table:data-pilot-member table:name="ma-faluche.fr/originaux/insignes/étoile_petite.jpg" table:display="true" table:show-details="true"/>
                <table:data-pilot-member table:name="ma-faluche.fr/originaux/insignes/faux.jpg" table:display="true" table:show-details="true"/>
                <table:data-pilot-member table:name="ma-faluche.fr/originaux/insignes/fer_à_cheval.jpg" table:display="true" table:show-details="true"/>
                <table:data-pilot-member table:name="ma-faluche.fr/originaux/insignes/feuille_de_vigne.jpg" table:display="true" table:show-details="true"/>
                <table:data-pilot-member table:name="ma-faluche.fr/originaux/insignes/flêche.jpg" table:display="true" table:show-details="true"/>
                <table:data-pilot-member table:name="ma-faluche.fr/originaux/insignes/fleur_de_lys.jpg" table:display="true" table:show-details="true"/>
                <table:data-pilot-member table:name="ma-faluche.fr/originaux/insignes/fourchette.jpg" table:display="true" table:show-details="true"/>
                <table:data-pilot-member table:name="ma-faluche.fr/originaux/insignes/glaive_et_balance.jpg" table:display="true" table:show-details="true"/>
                <table:data-pilot-member table:name="ma-faluche.fr/originaux/insignes/globe.jpg" table:display="true" table:show-details="true"/>
                <table:data-pilot-member table:name="ma-faluche.fr/originaux/insignes/grappe_de_raisin.jpg" table:display="true" table:show-details="true"/>
                <table:data-pilot-member table:name="ma-faluche.fr/originaux/insignes/grenouille.jpg" table:display="true" table:show-details="true"/>
                <table:data-pilot-member table:name="ma-faluche.fr/originaux/insignes/hache.jpg" table:display="true" table:show-details="true"/>
                <table:data-pilot-member table:name="ma-faluche.fr/originaux/insignes/hermine.jpg" table:display="true" table:show-details="true"/>
                <table:data-pilot-member table:name="ma-faluche.fr/originaux/insignes/lime.jpg" table:display="true" table:show-details="true"/>
                <table:data-pilot-member table:name="ma-faluche.fr/originaux/insignes/lion.jpg" table:display="true" table:show-details="true"/>
                <table:data-pilot-member table:name="ma-faluche.fr/originaux/insignes/livre_ouvert_et_plume.jpg" table:display="true" table:show-details="true"/>
                <table:data-pilot-member table:name="ma-faluche.fr/originaux/insignes/lyre.jpg" table:display="true" table:show-details="true"/>
                <table:data-pilot-member table:name="ma-faluche.fr/originaux/insignes/mammouth.jpg" table:display="true" table:show-details="true"/>
                <table:data-pilot-member table:name="ma-faluche.fr/originaux/insignes/marteau_et_maillet.jpg" table:display="true" table:show-details="true"/>
                <table:data-pilot-member table:name="ma-faluche.fr/originaux/insignes/molaire.jpg" table:display="true" table:show-details="true"/>
                <table:data-pilot-member table:name="ma-faluche.fr/originaux/insignes/moule.jpg" table:display="true" table:show-details="true"/>
                <table:data-pilot-member table:name="ma-faluche.fr/originaux/insignes/nounours.jpg" table:display="true" table:show-details="true"/>
                <table:data-pilot-member table:name="ma-faluche.fr/originaux/insignes/orchidée.jpg" table:display="true" table:show-details="true"/>
                <table:data-pilot-member table:name="ma-faluche.fr/originaux/insignes/palette_et_pinceau.jpg" table:display="true" table:show-details="true"/>
                <table:data-pilot-member table:name="ma-faluche.fr/originaux/insignes/palme_double.jpg" table:display="true" table:show-details="true"/>
                <table:data-pilot-member table:name="ma-faluche.fr/originaux/insignes/palme_grande.jpg" table:display="true" table:show-details="true"/>
                <table:data-pilot-member table:name="ma-faluche.fr/originaux/insignes/palme_large.jpg" table:display="true" table:show-details="true"/>
                <table:data-pilot-member table:name="ma-faluche.fr/originaux/insignes/palme_petite.jpg" table:display="true" table:show-details="true"/>
                <table:data-pilot-member table:name="ma-faluche.fr/originaux/insignes/palmes_croisées.jpg" table:display="true" table:show-details="true"/>
                <table:data-pilot-member table:name="ma-faluche.fr/originaux/insignes/parapluie_fermé.jpg" table:display="true" table:show-details="true"/>
                <table:data-pilot-member table:name="ma-faluche.fr/originaux/insignes/pendu.jpg" table:display="true" table:show-details="true"/>
                <table:data-pilot-member table:name="ma-faluche.fr/originaux/insignes/pensée.jpg" table:display="true" table:show-details="true"/>
                <table:data-pilot-member table:name="ma-faluche.fr/originaux/insignes/plume.jpg" table:display="true" table:show-details="true"/>
                <table:data-pilot-member table:name="ma-faluche.fr/originaux/insignes/poule.jpg" table:display="true" table:show-details="true"/>
                <table:data-pilot-member table:name="ma-faluche.fr/originaux/insignes/quille.jpg" table:display="true" table:show-details="true"/>
                <table:data-pilot-member table:name="ma-faluche.fr/originaux/insignes/raquette_de_tennis.jpg" table:display="true" table:show-details="true"/>
                <table:data-pilot-member table:name="ma-faluche.fr/originaux/insignes/rose.jpg" table:display="true" table:show-details="true"/>
                <table:data-pilot-member table:name="ma-faluche.fr/originaux/insignes/sanglier.jpg" table:display="true" table:show-details="true"/>
                <table:data-pilot-member table:name="ma-faluche.fr/originaux/insignes/soleil.jpg" table:display="true" table:show-details="true"/>
                <table:data-pilot-member table:name="ma-faluche.fr/originaux/insignes/sous_troué.jpg" table:display="true" table:show-details="true"/>
                <table:data-pilot-member table:name="ma-faluche.fr/originaux/insignes/sphynx.jpg" table:display="true" table:show-details="true"/>
                <table:data-pilot-member table:name="ma-faluche.fr/originaux/insignes/squelette.jpg" table:display="true" table:show-details="true"/>
                <table:data-pilot-member table:name="ma-faluche.fr/originaux/insignes/taste_vin.jpg" table:display="true" table:show-details="true"/>
                <table:data-pilot-member table:name="ma-faluche.fr/originaux/insignes/tête_de_cheval.jpg" table:display="true" table:show-details="true"/>
                <table:data-pilot-member table:name="ma-faluche.fr/originaux/insignes/tête_de_mort_et_fémurs_croisés.jpg" table:display="true" table:show-details="true"/>
                <table:data-pilot-member table:name="ma-faluche.fr/originaux/insignes/tête_de_mort.jpg" table:display="true" table:show-details="true"/>
                <table:data-pilot-member table:name="ma-faluche.fr/originaux/insignes/tête_de_vache.jpg" table:display="true" table:show-details="true"/>
                <table:data-pilot-member table:name="ma-faluche.fr/originaux/insignes/tortue.jpg" table:display="true" table:show-details="true"/>
                <table:data-pilot-member table:name="ma-faluche.fr/originaux/insignes/voilier.jpg" table:display="true" table:show-details="true"/>
                <table:data-pilot-member table:name="ma-faluche.fr/originaux/insignes/volant.jpg" table:display="true" table:show-details="true"/>
                <table:data-pilot-member table:name="ma-faluche.fr/originaux/lettres_greques/bêta.jpg" table:display="true" table:show-details="true"/>
                <table:data-pilot-member table:name="ma-faluche.fr/originaux/lettres_greques/epsilon.jpg" table:display="true" table:show-details="true"/>
                <table:data-pilot-member table:name="ma-faluche.fr/originaux/lettres_greques/phi.jpg" table:display="true" table:show-details="true"/>
                <table:data-pilot-member table:name="ma-faluche.fr/originaux/lettres_greques/psy.jpg" table:display="true" table:show-details="true"/>
                <table:data-pilot-member table:name="ma-faluche.fr/originaux/lettres_greques/rhô.jpg" table:display="true" table:show-details="true"/>
                <table:data-pilot-member table:name="ma-faluche.fr/originaux/potager/betterave.jpg" table:display="true" table:show-details="true"/>
                <table:data-pilot-member table:name="ma-faluche.fr/originaux/potager/carotte.jpg" table:display="true" table:show-details="true"/>
                <table:data-pilot-member table:name="ma-faluche.fr/originaux/potager/navet.jpg" table:display="true" table:show-details="true"/>
                <table:data-pilot-member table:name="ma-faluche.fr/originaux/potager/poireau.jpg" table:display="true" table:show-details="true"/>
                <table:data-pilot-member table:name="ma-faluche.fr/originaux/x/69.jpg" table:display="true" table:show-details="true"/>
                <table:data-pilot-member table:name="ma-faluche.fr/originaux/x/big_bazar.jpg" table:display="true" table:show-details="true"/>
                <table:data-pilot-member table:name="ma-faluche.fr/originaux/x/cheval_d_hector.jpg" table:display="true" table:show-details="true"/>
                <table:data-pilot-member table:name="ma-faluche.fr/originaux/x/diligence_de_lyon.jpg" table:display="true" table:show-details="true"/>
                <table:data-pilot-member table:name="ma-faluche.fr/originaux/x/flying_foufoune.jpg" table:display="true" table:show-details="true"/>
                <table:data-pilot-member table:name="ma-faluche.fr/originaux/x/flying_penis.jpg" table:display="true" table:show-details="true"/>
                <table:data-pilot-member table:name="ma-faluche.fr/originaux/x/levrette.jpg" table:display="true" table:show-details="true"/>
                <table:data-pilot-member table:name="ma-faluche.fr/originaux/x/missionnaire.jpg" table:display="true" table:show-details="true"/>
                <table:data-pilot-member table:name="ma-faluche.fr/originaux/x/priape.jpg" table:display="true" table:show-details="true"/>
                <table:data-pilot-member table:name="ma-faluche.fr/originaux/x/rhinocéros.jpg" table:display="true" table:show-details="true"/>
                <table:data-pilot-member table:name="ma-faluche.fr/originaux/zodiac/balance.jpg" table:display="true" table:show-details="true"/>
                <table:data-pilot-member table:name="ma-faluche.fr/originaux/zodiac/bélier.jpg" table:display="true" table:show-details="true"/>
                <table:data-pilot-member table:name="ma-faluche.fr/originaux/zodiac/cancer.jpg" table:display="true" table:show-details="true"/>
                <table:data-pilot-member table:name="ma-faluche.fr/originaux/zodiac/capricorne.jpg" table:display="true" table:show-details="true"/>
                <table:data-pilot-member table:name="ma-faluche.fr/originaux/zodiac/gémeaux.jpg" table:display="true" table:show-details="true"/>
                <table:data-pilot-member table:name="ma-faluche.fr/originaux/zodiac/lion.jpg" table:display="true" table:show-details="true"/>
                <table:data-pilot-member table:name="ma-faluche.fr/originaux/zodiac/poisson.jpg" table:display="true" table:show-details="true"/>
                <table:data-pilot-member table:name="ma-faluche.fr/originaux/zodiac/sagittaire.jpg" table:display="true" table:show-details="true"/>
                <table:data-pilot-member table:name="ma-faluche.fr/originaux/zodiac/scorpion.jpg" table:display="true" table:show-details="true"/>
                <table:data-pilot-member table:name="ma-faluche.fr/originaux/zodiac/taureau.jpg" table:display="true" table:show-details="true"/>
                <table:data-pilot-member table:name="ma-faluche.fr/originaux/zodiac/verseau.jpg" table:display="true" table:show-details="true"/>
                <table:data-pilot-member table:name="ma-faluche.fr/originaux/zodiac/vierge.jpg" table:display="true" table:show-details="true"/>
                <table:data-pilot-member table:name="stadium.fr/originaux/broches/croix_grand_maitre.jpg" table:display="true" table:show-details="true"/>
                <table:data-pilot-member table:name="stadium.fr/originaux/broches/pins_president.jpg" table:display="true" table:show-details="true"/>
                <table:data-pilot-member table:name="stadium.fr/originaux/broches/pins_secretaire.jpg" table:display="true" table:show-details="true"/>
                <table:data-pilot-member table:name="stadium.fr/originaux/broches/pins_tresorier.jpg" table:display="true" table:show-details="true"/>
                <table:data-pilot-member table:name="stadium.fr/originaux/broches/pins_vicepresident.jpg" table:display="true" table:show-details="true"/>
                <table:data-pilot-member table:name="stadium.fr/originaux/chiffres/0.jpg" table:display="true" table:show-details="true"/>
                <table:data-pilot-member table:name="stadium.fr/originaux/chiffres/1.jpg" table:display="true" table:show-details="true"/>
                <table:data-pilot-member table:name="stadium.fr/originaux/chiffres/2.jpg" table:display="true" table:show-details="true"/>
                <table:data-pilot-member table:name="stadium.fr/originaux/chiffres/3.jpg" table:display="true" table:show-details="true"/>
                <table:data-pilot-member table:name="stadium.fr/originaux/chiffres/4.jpg" table:display="true" table:show-details="true"/>
                <table:data-pilot-member table:name="stadium.fr/originaux/chiffres/5.jpg" table:display="true" table:show-details="true"/>
                <table:data-pilot-member table:name="stadium.fr/originaux/chiffres/7.jpg" table:display="true" table:show-details="true"/>
                <table:data-pilot-member table:name="stadium.fr/originaux/chiffres/8.jpg" table:display="true" table:show-details="true"/>
                <table:data-pilot-member table:name="stadium.fr/originaux/chiffres/9.jpg" table:display="true" table:show-details="true"/>
                <table:data-pilot-member table:name="stadium.fr/originaux/insignes_argent/etoile_argent_grand_modele.jpg" table:display="true" table:show-details="true"/>
                <table:data-pilot-member table:name="stadium.fr/originaux/insignes_argent/etoile_argent_petit_modele.jpg" table:display="true" table:show-details="true"/>
                <table:data-pilot-member table:name="stadium.fr/originaux/insignes_argent/grenouille_argent.jpg" table:display="true" table:show-details="true"/>
                <table:data-pilot-member table:name="stadium.fr/originaux/insignes/abeille.jpg" table:display="true" table:show-details="true"/>
                <table:data-pilot-member table:name="stadium.fr/originaux/insignes/ancre.jpg" table:display="true" table:show-details="true"/>
                <table:data-pilot-member table:name="stadium.fr/originaux/insignes/bacchus.jpg" table:display="true" table:show-details="true"/>
                <table:data-pilot-member table:name="stadium.fr/originaux/insignes/balance_droit_science_eco.jpg" table:display="true" table:show-details="true"/>
                <table:data-pilot-member table:name="stadium.fr/originaux/insignes/bouteille_de_bordeau.jpg" table:display="true" table:show-details="true"/>
                <table:data-pilot-member table:name="stadium.fr/originaux/insignes/bouteille_de_champagne.jpg" table:display="true" table:show-details="true"/>
                <table:data-pilot-member table:name="stadium.fr/originaux/insignes/caducee_medecine.jpg" table:display="true" table:show-details="true"/>
                <table:data-pilot-member table:name="stadium.fr/originaux/insignes/caducee_medecinepalme.jpg" table:display="true" table:show-details="true"/>
                <table:data-pilot-member table:name="stadium.fr/originaux/insignes/caducee_mercure.jpg" table:display="true" table:show-details="true"/>
                <table:data-pilot-member table:name="stadium.fr/originaux/insignes/caducee_pharma.jpg" table:display="true" table:show-details="true"/>
                <table:data-pilot-member table:name="stadium.fr/originaux/insignes/chouette.jpg" table:display="true" table:show-details="true"/>
                <table:data-pilot-member table:name="stadium.fr/originaux/insignes/ciseaux_paramedical.jpg" table:display="true" table:show-details="true"/>
                <table:data-pilot-member table:name="stadium.fr/originaux/insignes/cochon.jpg" table:display="true" table:show-details="true"/>
                <table:data-pilot-member table:name="stadium.fr/originaux/insignes/cocotte.jpg" table:display="true" table:show-details="true"/>
                <table:data-pilot-member table:name="stadium.fr/originaux/insignes/coq.jpg" table:display="true" table:show-details="true"/>
                <table:data-pilot-member table:name="stadium.fr/originaux/insignes/cor_de_chasse.jpg" table:display="true" table:show-details="true"/>
                <table:data-pilot-member table:name="stadium.fr/originaux/insignes/dromadaire.jpg" table:display="true" table:show-details="true"/>
                <table:data-pilot-member table:name="stadium.fr/originaux/insignes/epee.jpg" table:display="true" table:show-details="true"/>
                <table:data-pilot-member table:name="stadium.fr/originaux/insignes/epi_de_ble_faucille.jpg" table:display="true" table:show-details="true"/>
                <table:data-pilot-member table:name="stadium.fr/originaux/insignes/epi_de_ble.jpg" table:display="true" table:show-details="true"/>
                <table:data-pilot-member table:name="stadium.fr/originaux/insignes/etoile_or_grand_modele.jpg" table:display="true" table:show-details="true"/>
                <table:data-pilot-member table:name="stadium.fr/originaux/insignes/etoile_or_petie_modele.jpg" table:display="true" table:show-details="true"/>
                <table:data-pilot-member table:name="stadium.fr/originaux/insignes/etoilefoudre_ingenieur.jpg" table:display="true" table:show-details="true"/>
                <table:data-pilot-member table:name="stadium.fr/originaux/insignes/faux.jpg" table:display="true" table:show-details="true"/>
                <table:data-pilot-member table:name="stadium.fr/originaux/insignes/fer_a_cheval.jpg" table:display="true" table:show-details="true"/>
                <table:data-pilot-member table:name="stadium.fr/originaux/insignes/feuille_de_vigne.jpg" table:display="true" table:show-details="true"/>
                <table:data-pilot-member table:name="stadium.fr/originaux/insignes/fleche.jpg" table:display="true" table:show-details="true"/>
                <table:data-pilot-member table:name="stadium.fr/originaux/insignes/fleur_de_lys.jpg" table:display="true" table:show-details="true"/>
                <table:data-pilot-member table:name="stadium.fr/originaux/insignes/fourchette.jpg" table:display="true" table:show-details="true"/>
                <table:data-pilot-member table:name="stadium.fr/originaux/insignes/grappe_de_raisin.jpg" table:display="true" table:show-details="true"/>
                <table:data-pilot-member table:name="stadium.fr/originaux/insignes/grenouille_or.jpg" table:display="true" table:show-details="true"/>
                <table:data-pilot-member table:name="stadium.fr/originaux/insignes/hermine.jpg" table:display="true" table:show-details="true"/>
                <table:data-pilot-member table:name="stadium.fr/originaux/insignes/lime.jpg" table:display="true" table:show-details="true"/>
                <table:data-pilot-member table:name="stadium.fr/originaux/insignes/lion_heraldique.jpg" table:display="true" table:show-details="true"/>
                <table:data-pilot-member table:name="stadium.fr/originaux/insignes/livre_et_plume_lettres.jpg" table:display="true" table:show-details="true"/>
                <table:data-pilot-member table:name="stadium.fr/originaux/insignes/lyr.jpg" table:display="true" table:show-details="true"/>
                <table:data-pilot-member table:name="stadium.fr/originaux/insignes/molaire_dentaire.jpg" table:display="true" table:show-details="true"/>
                <table:data-pilot-member table:name="stadium.fr/originaux/insignes/palette_vernis.jpg" table:display="true" table:show-details="true"/>
                <table:data-pilot-member table:name="stadium.fr/originaux/insignes/palme_certificat.jpg" table:display="true" table:show-details="true"/>
                <table:data-pilot-member table:name="stadium.fr/originaux/insignes/palme_diplome.jpg" table:display="true" table:show-details="true"/>
                <table:data-pilot-member table:name="stadium.fr/originaux/insignes/palme_fin_de_cycle.jpg" table:display="true" table:show-details="true"/>
                <table:data-pilot-member table:name="stadium.fr/originaux/insignes/palme_major.jpg" table:display="true" table:show-details="true"/>
                <table:data-pilot-member table:name="stadium.fr/originaux/insignes/palme_science.jpg" table:display="true" table:show-details="true"/>
                <table:data-pilot-member table:name="stadium.fr/originaux/insignes/parapluie_science_po.jpg" table:display="true" table:show-details="true"/>
                <table:data-pilot-member table:name="stadium.fr/originaux/insignes/pendu.jpg" table:display="true" table:show-details="true"/>
                <table:data-pilot-member table:name="stadium.fr/originaux/insignes/plume.jpg" table:display="true" table:show-details="true"/>
                <table:data-pilot-member table:name="stadium.fr/originaux/insignes/poule.jpg" table:display="true" table:show-details="true"/>
                <table:data-pilot-member table:name="stadium.fr/originaux/insignes/rose.jpg" table:display="true" table:show-details="true"/>
                <table:data-pilot-member table:name="stadium.fr/originaux/insignes/sanglier.jpg" table:display="true" table:show-details="true"/>
                <table:data-pilot-member table:name="stadium.fr/originaux/insignes/sphynx.jpg" table:display="true" table:show-details="true"/>
                <table:data-pilot-member table:name="stadium.fr/originaux/insignes/squelette.jpg" table:display="true" table:show-details="true"/>
                <table:data-pilot-member table:name="stadium.fr/originaux/insignes/tete_de_cheval_veto.jpg" table:display="true" table:show-details="true"/>
                <table:data-pilot-member table:name="stadium.fr/originaux/insignes/tete_de_mort_sur_femurs.jpg" table:display="true" table:show-details="true"/>
                <table:data-pilot-member table:name="stadium.fr/originaux/insignes/tete_de_mort.jpg" table:display="true" table:show-details="true"/>
                <table:data-pilot-member table:name="stadium.fr/originaux/insignes/tete_de_vache.jpg" table:display="true" table:show-details="true"/>
                <table:data-pilot-member table:name="stadium.fr/originaux/lettres_greques/beta.jpg" table:display="true" table:show-details="true"/>
                <table:data-pilot-member table:name="stadium.fr/originaux/lettres_greques/epsilon.jpg" table:display="true" table:show-details="true"/>
                <table:data-pilot-member table:name="stadium.fr/originaux/lettres_greques/phi.jpg" table:display="true" table:show-details="true"/>
                <table:data-pilot-member table:name="stadium.fr/originaux/lettres_greques/sigma.jpg" table:display="true" table:show-details="true"/>
                <table:data-pilot-member table:name="stadium.fr/originaux/lettres/a.jpg" table:display="true" table:show-details="true"/>
                <table:data-pilot-member table:name="stadium.fr/originaux/lettres/b.jpg" table:display="true" table:show-details="true"/>
                <table:data-pilot-member table:name="stadium.fr/originaux/lettres/c.jpg" table:display="true" table:show-details="true"/>
                <table:data-pilot-member table:name="stadium.fr/originaux/lettres/d.jpg" table:display="true" table:show-details="true"/>
                <table:data-pilot-member table:name="stadium.fr/originaux/lettres/e.jpg" table:display="true" table:show-details="true"/>
                <table:data-pilot-member table:name="stadium.fr/originaux/lettres/f.jpg" table:display="true" table:show-details="true"/>
                <table:data-pilot-member table:name="stadium.fr/originaux/lettres/g.jpg" table:display="true" table:show-details="true"/>
                <table:data-pilot-member table:name="stadium.fr/originaux/lettres/h.jpg" table:display="true" table:show-details="true"/>
                <table:data-pilot-member table:name="stadium.fr/originaux/lettres/i.jpg" table:display="true" table:show-details="true"/>
                <table:data-pilot-member table:name="stadium.fr/originaux/lettres/j.jpg" table:display="true" table:show-details="true"/>
                <table:data-pilot-member table:name="stadium.fr/originaux/lettres/l.jpg" table:display="true" table:show-details="true"/>
                <table:data-pilot-member table:name="stadium.fr/originaux/lettres/m.jpg" table:display="true" table:show-details="true"/>
                <table:data-pilot-member table:name="stadium.fr/originaux/lettres/n.jpg" table:display="true" table:show-details="true"/>
                <table:data-pilot-member table:name="stadium.fr/originaux/lettres/o.jpg" table:display="true" table:show-details="true"/>
                <table:data-pilot-member table:name="stadium.fr/originaux/lettres/p.jpg" table:display="true" table:show-details="true"/>
                <table:data-pilot-member table:name="stadium.fr/originaux/lettres/q.jpg" table:display="true" table:show-details="true"/>
                <table:data-pilot-member table:name="stadium.fr/originaux/lettres/r.jpg" table:display="true" table:show-details="true"/>
                <table:data-pilot-member table:name="stadium.fr/originaux/lettres/s.jpg" table:display="true" table:show-details="true"/>
                <table:data-pilot-member table:name="stadium.fr/originaux/lettres/t.jpg" table:display="true" table:show-details="true"/>
                <table:data-pilot-member table:name="stadium.fr/originaux/lettres/u.jpg" table:display="true" table:show-details="true"/>
                <table:data-pilot-member table:name="stadium.fr/originaux/lettres/v.jpg" table:display="true" table:show-details="true"/>
                <table:data-pilot-member table:name="stadium.fr/originaux/lettres/w.jpg" table:display="true" table:show-details="true"/>
                <table:data-pilot-member table:name="stadium.fr/originaux/lettres/x.jpg" table:display="true" table:show-details="true"/>
                <table:data-pilot-member table:name="stadium.fr/originaux/lettres/y.jpg" table:display="true" table:show-details="true"/>
                <table:data-pilot-member table:name="stadium.fr/originaux/lettres/z.jpg" table:display="true" table:show-details="true"/>
                <table:data-pilot-member table:name="stadium.fr/originaux/potager/betterave.jpg" table:display="true" table:show-details="true"/>
                <table:data-pilot-member table:name="stadium.fr/originaux/potager/carotte.jpg" table:display="true" table:show-details="true"/>
                <table:data-pilot-member table:name="stadium.fr/originaux/potager/navet.jpg" table:display="true" table:show-details="true"/>
                <table:data-pilot-member table:name="stadium.fr/originaux/potager/poireau.j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2T18:37:53.312000000</dc:date>
    <meta:editing-duration>PT7M9S</meta:editing-duration>
    <meta:editing-cycles>4</meta:editing-cycles>
    <meta:generator>LibreOffice/6.2.4.2$Windows_X86_64 LibreOffice_project/2412653d852ce75f65fbfa83fb7e7b669a126d64</meta:generator>
    <meta:document-statistic meta:table-count="2" meta:cell-count="3406" meta:object-count="0"/>
  </office:meta>
</office:document-meta>
</file>